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1007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4];[.D4];[.F4];[.H4];[.J4];[.L4];[.N4];[.P4])/SUM([.C4];[.E4];[.G4];[.I4];[.K4];[.M4];[.O4];[.Q4]))" office:value-type="float" office:value="24.7236842105263" calcext:value-type="float">
            <text:p>24.7236842105263</text:p>
          </table:table-cell>
          <table:table-cell table:formula="of:=(SUM([.B4];[.D4];[.F4];[.H4];[.J4];[.L4];[.N4];[.P4])/SUM([.C4];[.E4];[.G4];[.I4];[.K4];[.M4];[.O4];[.Q4]))*100" office:value-type="float" office:value="4.04470463012241" calcext:value-type="float">
            <text:p>4.04470463012241</text:p>
          </table:table-cell>
          <table:table-cell/>
          <table:table-cell table:formula="of:=[.S4]/[.T4]" office:value-type="string" office:string-value="" calcext:value-type="error">
            <text:p>#DIV/0!</text:p>
          </table:table-cell>
          <table:table-cell office:value-type="string" calcext:value-type="string">
            <text:p>FA m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5];[.D5];[.F5];[.H5];[.J5];[.L5];[.N5];[.P5])/SUM([.C5];[.E5];[.G5];[.I5];[.K5];[.M5];[.O5];[.Q5]))" office:value-type="float" office:value="234.875" calcext:value-type="float">
            <text:p>234.875</text:p>
          </table:table-cell>
          <table:table-cell table:formula="of:=(SUM([.B5];[.D5];[.F5];[.H5];[.J5];[.L5];[.N5];[.P5])/SUM([.C5];[.E5];[.G5];[.I5];[.K5];[.M5];[.O5];[.Q5]))*100" office:value-type="float" office:value="0.425758382118148" calcext:value-type="float">
            <text:p>0.425758382118148</text:p>
          </table:table-cell>
          <table:table-cell/>
          <table:table-cell table:formula="of:=[.S5]/[.T5]" office:value-type="string" office:string-value="" calcext:value-type="error">
            <text:p>#DIV/0!</text:p>
          </table:table-cell>
          <table:table-cell office:value-type="string" calcext:value-type="string">
            <text:p>FA Trainer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6];[.D6];[.F6];[.H6];[.J6];[.L6];[.N6];[.P6])/SUM([.C6];[.E6];[.G6];[.I6];[.K6];[.M6];[.O6];[.Q6]))" office:value-type="float" office:value="122.304347826087" calcext:value-type="float">
            <text:p>122.304347826087</text:p>
          </table:table-cell>
          <table:table-cell table:formula="of:=(SUM([.B6];[.D6];[.F6];[.H6];[.J6];[.L6];[.N6];[.P6])/SUM([.C6];[.E6];[.G6];[.I6];[.K6];[.M6];[.O6];[.Q6]))*100" office:value-type="float" office:value="0.817632420902951" calcext:value-type="float">
            <text:p>0.817632420902951</text:p>
          </table:table-cell>
          <table:table-cell/>
          <table:table-cell table:formula="of:=[.S6]/[.T6]" office:value-type="string" office:string-value="" calcext:value-type="error">
            <text:p>#DIV/0!</text:p>
          </table:table-cell>
          <table:table-cell office:value-type="string" calcext:value-type="string">
            <text:p>Alt art V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7];[.D7];[.F7];[.H7];[.J7];[.L7];[.N7];[.P7])/SUM([.C7];[.E7];[.G7];[.I7];[.K7];[.M7];[.O7];[.Q7]))" office:value-type="float" office:value="45.3709677419355" calcext:value-type="float">
            <text:p>45.3709677419355</text:p>
          </table:table-cell>
          <table:table-cell table:formula="of:=(SUM([.B7];[.D7];[.F7];[.H7];[.J7];[.L7];[.N7];[.P7])/SUM([.C7];[.E7];[.G7];[.I7];[.K7];[.M7];[.O7];[.Q7]))*100" office:value-type="float" office:value="2.20405261286882" calcext:value-type="float">
            <text:p>2.20405261286882</text:p>
          </table:table-cell>
          <table:table-cell/>
          <table:table-cell table:formula="of:=[.S7]/[.T7]" office:value-type="string" office:string-value="" calcext:value-type="error">
            <text:p>#DIV/0!</text:p>
          </table:table-cell>
          <table:table-cell office:value-type="string" calcext:value-type="string">
            <text:p>rainbow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8];[.D8];[.F8];[.H8];[.J8];[.L8];[.N8];[.P8])/SUM([.C8];[.E8];[.G8];[.I8];[.K8];[.M8];[.O8];[.Q8]))" office:value-type="float" office:value="80.3714285714286" calcext:value-type="float">
            <text:p>80.3714285714286</text:p>
          </table:table-cell>
          <table:table-cell table:formula="of:=(SUM([.B8];[.D8];[.F8];[.H8];[.J8];[.L8];[.N8];[.P8])/SUM([.C8];[.E8];[.G8];[.I8];[.K8];[.M8];[.O8];[.Q8]))*100" office:value-type="float" office:value="1.24422324920014" calcext:value-type="float">
            <text:p>1.24422324920014</text:p>
          </table:table-cell>
          <table:table-cell/>
          <table:table-cell table:formula="of:=[.S8]/[.T8]" office:value-type="string" office:string-value="" calcext:value-type="error">
            <text:p>#DIV/0!</text:p>
          </table:table-cell>
          <table:table-cell office:value-type="string" calcext:value-type="string">
            <text:p>gold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9];[.D9];[.F9];[.H9];[.J9];[.L9];[.N9];[.P9])/SUM([.C9];[.E9];[.G9];[.I9];[.K9];[.M9];[.O9];[.Q9]))" office:value-type="float" office:value="6.16065573770492" calcext:value-type="float">
            <text:p>6.16065573770492</text:p>
          </table:table-cell>
          <table:table-cell table:formula="of:=(SUM([.B9];[.D9];[.F9];[.H9];[.J9];[.L9];[.N9];[.P9])/SUM([.C9];[.E9];[.G9];[.I9];[.K9];[.M9];[.O9];[.Q9]))*100" office:value-type="float" office:value="16.2320383182544" calcext:value-type="float">
            <text:p>16.2320383182544</text:p>
          </table:table-cell>
          <table:table-cell/>
          <table:table-cell table:formula="of:=[.S9]/[.T9]" office:value-type="string" office:string-value="" calcext:value-type="error">
            <text:p>#DIV/0!</text:p>
          </table:table-cell>
          <table:table-cell office:value-type="string" calcext:value-type="string">
            <text:p>V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10];[.D10];[.F10];[.H10];[.J10];[.L10];[.N10];[.P10])/SUM([.C10];[.E10];[.G10];[.I10];[.K10];[.M10];[.O10];[.Q10]))" office:value-type="float" office:value="53.6857142857143" calcext:value-type="float">
            <text:p>53.6857142857143</text:p>
          </table:table-cell>
          <table:table-cell table:formula="of:=(SUM([.B10];[.D10];[.F10];[.H10];[.J10];[.L10];[.N10];[.P10])/SUM([.C10];[.E10];[.G10];[.I10];[.K10];[.M10];[.O10];[.Q10]))*100" office:value-type="float" office:value="1.8626929217669" calcext:value-type="float">
            <text:p>1.8626929217669</text:p>
          </table:table-cell>
          <table:table-cell/>
          <table:table-cell table:formula="of:=[.S10]/[.T10]" office:value-type="string" office:string-value="" calcext:value-type="error">
            <text:p>#DIV/0!</text:p>
          </table:table-cell>
          <table:table-cell office:value-type="string" calcext:value-type="string">
            <text:p>Vmax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11];[.D11];[.F11];[.H11];[.J11];[.L11];[.N11];[.P11])/SUM([.C11];[.E11];[.G11];[.I11];[.K11];[.M11];[.O11];[.Q11]))" office:value-type="float" office:value="34.7962962962963" calcext:value-type="float">
            <text:p>34.7962962962963</text:p>
          </table:table-cell>
          <table:table-cell table:formula="of:=(SUM([.B11];[.D11];[.F11];[.H11];[.J11];[.L11];[.N11];[.P11])/SUM([.C11];[.E11];[.G11];[.I11];[.K11];[.M11];[.O11];[.Q11]))*100" office:value-type="float" office:value="2.8738690792975" calcext:value-type="float">
            <text:p>2.8738690792975</text:p>
          </table:table-cell>
          <table:table-cell/>
          <table:table-cell table:formula="of:=[.S11]/[.T11]" office:value-type="string" office:string-value="" calcext:value-type="error">
            <text:p>#DIV/0!</text:p>
          </table:table-cell>
          <table:table-cell office:value-type="string" calcext:value-type="string">
            <text:p>Vstar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  <table:table-cell table:style-name="ce1" table:number-columns-repeated="6"/>
          <table:table-cell table:formula="of:=1/(SUM([.B12];[.D12];[.F12];[.H12];[.J12];[.L12];[.N12];[.P12])/SUM([.C12];[.E12];[.G12];[.I12];[.K12];[.M12];[.O12];[.Q12]))" office:value-type="float" office:value="54.1428571428571" calcext:value-type="float">
            <text:p>54.1428571428571</text:p>
          </table:table-cell>
          <table:table-cell table:formula="of:=(SUM([.B12];[.D12];[.F12];[.H12];[.J12];[.L12];[.N12];[.P12])/SUM([.C12];[.E12];[.G12];[.I12];[.K12];[.M12];[.O12];[.Q12]))*100" office:value-type="float" office:value="1.84696569920844" calcext:value-type="float">
            <text:p>1.84696569920844</text:p>
          </table:table-cell>
          <table:table-cell/>
          <table:table-cell table:formula="of:=[.S12]/[.T12]" office:value-type="string" office:string-value="" calcext:value-type="error">
            <text:p>#DIV/0!</text:p>
          </table:table-cell>
          <table:table-cell table:style-name="ce1" office:value-type="string" calcext:value-type="string">
            <text:p>Ditto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diant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6"/>
          <table:table-cell table:formula="of:=1/(SUM([.B13];[.D13];[.F13];[.H13];[.J13];[.L13];[.N13];[.P13])/SUM([.C13];[.E13];[.G13];[.I13];[.K13];[.M13];[.O13];[.Q13]))" office:value-type="float" office:value="19.0067567567568" calcext:value-type="float">
            <text:p>19.0067567567568</text:p>
          </table:table-cell>
          <table:table-cell table:formula="of:=(SUM([.B14];[.D13];[.F13];[.H13];[.J13];[.L13];[.N13];[.P13])/SUM([.C13];[.E13];[.G13];[.I13];[.K13];[.M13];[.O13];[.Q13]))*100" office:value-type="float" office:value="4.55030216850338" calcext:value-type="float">
            <text:p>4.55030216850338</text:p>
          </table:table-cell>
          <table:table-cell/>
          <table:table-cell table:formula="of:=[.S13]/[.T13]" office:value-type="string" office:string-value="" calcext:value-type="error">
            <text:p>#DIV/0!</text:p>
          </table:table-cell>
          <table:table-cell office:value-type="string" calcext:value-type="string">
            <text:p>Radiant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table:number-columns-repeated="6"/>
          <table:table-cell/>
          <table:table-cell table:formula="of:=SUM([.S4:.S11])" office:value-type="float" office:value="29.7049716145313" calcext:value-type="float">
            <text:p>29.7049716145313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ce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9"/>
          <table:table-cell table:style-name="ce1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5.94814814814815" calcext:value-type="float">
            <text:p>5.94814814814815</text:p>
          </table:table-cell>
          <table:table-cell table:formula="of:=(SUM([.B18];[.D18];[.F18];[.H18];[.J18];[.L18];[.N18];[.P18])/SUM([.C18];[.E18];[.G18];[.I18];[.K18];[.M18];[.O18];[.Q18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18]/[.T18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19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2+1+1+1+2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51.1014260195231" calcext:value-type="float">
            <text:p>51.1014260195231</text:p>
          </table:table-cell>
          <table:table-cell table:formula="of:=(SUM([.B19];[.D19];[.F19];[.H19];[.J19];[.L19];[.N19];[.P19])/SUM([.C19];[.E19];[.G19];[.I19];[.K19];[.M19];[.O19];[.Q19]))*100" office:value-type="float" office:value="1.9568925525052" calcext:value-type="float">
            <text:p>1.9568925525052</text:p>
          </table:table-cell>
          <table:table-cell office:value-type="float" office:value="15" calcext:value-type="float">
            <text:p>15</text:p>
          </table:table-cell>
          <table:table-cell table:formula="of:=[.S19]/[.T19]" office:value-type="float" office:value="0.130459503500346" calcext:value-type="float">
            <text:p>0.130459503500346</text:p>
          </table:table-cell>
          <table:table-cell office:value-type="string" calcext:value-type="string">
            <text:p>FA m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20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1+2+2+2+1+2+2+2" office:value-type="float" office:value="17" calcext:value-type="float">
            <text:p>1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0];[.D20];[.F20];[.H20];[.J20];[.L20];[.N20];[.P20])/SUM([.C20];[.E20];[.G20];[.I20];[.K20];[.M20];[.O20];[.Q20]))" office:value-type="float" office:value="73.0382137861134" calcext:value-type="float">
            <text:p>73.0382137861134</text:p>
          </table:table-cell>
          <table:table-cell table:formula="of:=(SUM([.B20];[.D20];[.F20];[.H20];[.J20];[.L20];[.N20];[.P20])/SUM([.C20];[.E20];[.G20];[.I20];[.K20];[.M20];[.O20];[.Q20]))*100" office:value-type="float" office:value="1.36914629775643" calcext:value-type="float">
            <text:p>1.36914629775643</text:p>
          </table:table-cell>
          <table:table-cell office:value-type="float" office:value="9" calcext:value-type="float">
            <text:p>9</text:p>
          </table:table-cell>
          <table:table-cell table:formula="of:=[.S20]/[.T20]" office:value-type="float" office:value="0.152127366417381" calcext:value-type="float">
            <text:p>0.152127366417381</text:p>
          </table:table-cell>
          <table:table-cell office:value-type="string" calcext:value-type="string">
            <text:p>FA Train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21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3+1+1" office:value-type="float" office:value="6" calcext:value-type="float">
            <text:p>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1];[.D21];[.F21];[.H21];[.J21];[.L21];[.N21];[.P21])/SUM([.C21];[.E21];[.G21];[.I21];[.K21];[.M21];[.O21];[.Q21]))" office:value-type="float" office:value="146.851394935622" calcext:value-type="float">
            <text:p>146.851394935622</text:p>
          </table:table-cell>
          <table:table-cell table:formula="of:=(SUM([.B21];[.D21];[.F21];[.H21];[.J21];[.L21];[.N21];[.P21])/SUM([.C21];[.E21];[.G21];[.I21];[.K21];[.M21];[.O21];[.Q21]))*100" office:value-type="float" office:value="0.680960504623324" calcext:value-type="float">
            <text:p>0.680960504623324</text:p>
          </table:table-cell>
          <table:table-cell office:value-type="float" office:value="6" calcext:value-type="float">
            <text:p>6</text:p>
          </table:table-cell>
          <table:table-cell table:formula="of:=[.S21]/[.T21]" office:value-type="float" office:value="0.113493417437221" calcext:value-type="float">
            <text:p>0.113493417437221</text:p>
          </table:table-cell>
          <table:table-cell office:value-type="string" calcext:value-type="string">
            <text:p>Alt art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22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2+3+1+1+2+1+1+1+1+2" office:value-type="float" office:value="15" calcext:value-type="float">
            <text:p>1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2];[.D22];[.F22];[.H22];[.J22];[.L22];[.N22];[.P22])/SUM([.C22];[.E22];[.G22];[.I22];[.K22];[.M22];[.O22];[.Q22]))" office:value-type="float" office:value="80.177055029126" calcext:value-type="float">
            <text:p>80.177055029126</text:p>
          </table:table-cell>
          <table:table-cell table:formula="of:=(SUM([.B22];[.D22];[.F22];[.H22];[.J22];[.L22];[.N22];[.P22])/SUM([.C22];[.E22];[.G22];[.I22];[.K22];[.M22];[.O22];[.Q22]))*100" office:value-type="float" office:value="1.24723962439968" calcext:value-type="float">
            <text:p>1.24723962439968</text:p>
          </table:table-cell>
          <table:table-cell office:value-type="float" office:value="18" calcext:value-type="float">
            <text:p>18</text:p>
          </table:table-cell>
          <table:table-cell table:formula="of:=[.S22]/[.T22]" office:value-type="float" office:value="0.0692910902444269" calcext:value-type="float">
            <text:p>0.0692910902444269</text:p>
          </table:table-cell>
          <table:table-cell office:value-type="string" calcext:value-type="string">
            <text:p>rainb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23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1+2+2+1+1+1+1+2" office:value-type="float" office:value="11" calcext:value-type="float">
            <text:p>1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3];[.D23];[.F23];[.H23];[.J23];[.L23];[.N23];[.P23])/SUM([.C23];[.E23];[.G23];[.I23];[.K23];[.M23];[.O23];[.Q23]))" office:value-type="float" office:value="118.219195726449" calcext:value-type="float">
            <text:p>118.219195726449</text:p>
          </table:table-cell>
          <table:table-cell table:formula="of:=(SUM([.B23];[.D23];[.F23];[.H23];[.J23];[.L23];[.N23];[.P23])/SUM([.C23];[.E23];[.G23];[.I23];[.K23];[.M23];[.O23];[.Q23]))*100" office:value-type="float" office:value="0.84588631639309" calcext:value-type="float">
            <text:p>0.84588631639309</text:p>
          </table:table-cell>
          <table:table-cell office:value-type="float" office:value="9" calcext:value-type="float">
            <text:p>9</text:p>
          </table:table-cell>
          <table:table-cell table:formula="of:=[.S23]/[.T23]" office:value-type="float" office:value="0.0939873684881211" calcext:value-type="float">
            <text:p>0.0939873684881211</text:p>
          </table:table-cell>
          <table:table-cell office:value-type="string" calcext:value-type="string">
            <text:p>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24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5+8+7+5+7+3+4+6+8+5+10+5+7+6+7+8+9+3+13" office:value-type="float" office:value="126" calcext:value-type="float">
            <text:p>12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4];[.D24];[.F24];[.H24];[.J24];[.L24];[.N24];[.P24])/SUM([.C24];[.E24];[.G24];[.I24];[.K24];[.M24];[.O24];[.Q24]))" office:value-type="float" office:value="7.91317876480583" calcext:value-type="float">
            <text:p>7.91317876480583</text:p>
          </table:table-cell>
          <table:table-cell table:formula="of:=(SUM([.B24];[.D24];[.F24];[.H24];[.J24];[.L24];[.N24];[.P24])/SUM([.C24];[.E24];[.G24];[.I24];[.K24];[.M24];[.O24];[.Q24]))*100" office:value-type="float" office:value="12.6371465844742" calcext:value-type="float">
            <text:p>12.6371465844742</text:p>
          </table:table-cell>
          <table:table-cell office:value-type="float" office:value="19" calcext:value-type="float">
            <text:p>19</text:p>
          </table:table-cell>
          <table:table-cell table:formula="of:=[.S24]/[.T24]" office:value-type="float" office:value="0.665112978130223" calcext:value-type="float">
            <text:p>0.665112978130223</text:p>
          </table:table-cell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5];[.D25];[.F25];[.H25];[.J25];[.L25];[.N25];[.P25])/SUM([.C25];[.E25];[.G25];[.I25];[.K25];[.M25];[.O25];[.Q25]))" office:value-type="float" office:value="160.939393939394" calcext:value-type="float">
            <text:p>160.939393939394</text:p>
          </table:table-cell>
          <table:table-cell table:formula="of:=(SUM([.B25];[.D25];[.F25];[.H25];[.J25];[.L25];[.N25];[.P25])/SUM([.C25];[.E25];[.G25];[.I25];[.K25];[.M25];[.O25];[.Q25]))*100" office:value-type="float" office:value="0.621351911127848" calcext:value-type="float">
            <text:p>0.621351911127848</text:p>
          </table:table-cell>
          <table:table-cell office:value-type="float" office:value="2" calcext:value-type="float">
            <text:p>2</text:p>
          </table:table-cell>
          <table:table-cell table:formula="of:=[.S25]/[.T25]" office:value-type="float" office:value="0.310675955563924" calcext:value-type="float">
            <text:p>0.310675955563924</text:p>
          </table:table-cell>
          <table:table-cell office:value-type="string" calcext:value-type="string">
            <text:p>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4+3+1+1+7+4+5" office:value-type="float" office:value="25" calcext:value-type="float">
            <text:p>2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6];[.D26];[.F26];[.H26];[.J26];[.L26];[.N26];[.P26])/SUM([.C26];[.E26];[.G26];[.I26];[.K26];[.M26];[.O26];[.Q26]))" office:value-type="float" office:value="38.2086330935252" calcext:value-type="float">
            <text:p>38.2086330935252</text:p>
          </table:table-cell>
          <table:table-cell table:formula="of:=(SUM([.B26];[.D26];[.F26];[.H26];[.J26];[.L26];[.N26];[.P26])/SUM([.C26];[.E26];[.G26];[.I26];[.K26];[.M26];[.O26];[.Q26]))*100" office:value-type="float" office:value="2.61720956505366" calcext:value-type="float">
            <text:p>2.61720956505366</text:p>
          </table:table-cell>
          <table:table-cell office:value-type="float" office:value="7" calcext:value-type="float">
            <text:p>7</text:p>
          </table:table-cell>
          <table:table-cell table:formula="of:=[.S26]/[.T26]" office:value-type="float" office:value="0.373887080721952" calcext:value-type="float">
            <text:p>0.373887080721952</text:p>
          </table:table-cell>
          <table:table-cell office:value-type="string" calcext:value-type="string">
            <text:p>Vsta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27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6+4+8+6+6+9+5+9+5+10+9+8" office:value-type="float" office:value="85" calcext:value-type="float">
            <text:p>8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7];[.D27];[.F27];[.H27];[.J27];[.L27];[.N27];[.P27])/SUM([.C27];[.E27];[.G27];[.I27];[.K27];[.M27];[.O27];[.Q27]))" office:value-type="float" office:value="11.7928962183205" calcext:value-type="float">
            <text:p>11.7928962183205</text:p>
          </table:table-cell>
          <table:table-cell table:formula="of:=(SUM([.B27];[.D27];[.F27];[.H27];[.J27];[.L27];[.N27];[.P27])/SUM([.C27];[.E27];[.G27];[.I27];[.K27];[.M27];[.O27];[.Q27]))*100" office:value-type="float" office:value="8.47968116980862" calcext:value-type="float">
            <text:p>8.47968116980862</text:p>
          </table:table-cell>
          <table:table-cell office:value-type="float" office:value="12" calcext:value-type="float">
            <text:p>12</text:p>
          </table:table-cell>
          <table:table-cell table:formula="of:=[.S27]/[.T27]" office:value-type="float" office:value="0.706640097484052" calcext:value-type="float">
            <text:p>0.706640097484052</text:p>
          </table:table-cell>
          <table:table-cell table:style-name="ce1" office:value-type="string" calcext:value-type="string">
            <text:p>TG 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+3+4+2+5+1" office:value-type="float" office:value="19" calcext:value-type="float">
            <text:p>1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8];[.D28];[.F28];[.H28];[.J28];[.L28];[.N28];[.P28])/SUM([.C28];[.E28];[.G28];[.I28];[.K28];[.M28];[.O28];[.Q28]))" office:value-type="float" office:value="52.5166666666667" calcext:value-type="float">
            <text:p>52.5166666666667</text:p>
          </table:table-cell>
          <table:table-cell table:formula="of:=(SUM([.B28];[.D28];[.F28];[.H28];[.J28];[.L28];[.N28];[.P28])/SUM([.C28];[.E28];[.G28];[.I28];[.K28];[.M28];[.O28];[.Q28]))*100" office:value-type="float" office:value="1.90415741034592" calcext:value-type="float">
            <text:p>1.90415741034592</text:p>
          </table:table-cell>
          <table:table-cell office:value-type="float" office:value="9" calcext:value-type="float">
            <text:p>9</text:p>
          </table:table-cell>
          <table:table-cell table:formula="of:=[.S28]/[.T28]" office:value-type="float" office:value="0.211573045593991" calcext:value-type="float">
            <text:p>0.211573045593991</text:p>
          </table:table-cell>
          <table:table-cell office:value-type="string" calcext:value-type="string">
            <text:p>TG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" office:value-type="float" office:value="4" calcext:value-type="float">
            <text:p>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9];[.D29];[.F29];[.H29];[.J29];[.L29];[.N29];[.P29])/SUM([.C29];[.E29];[.G29];[.I29];[.K29];[.M29];[.O29];[.Q29]))" office:value-type="float" office:value="315.1" calcext:value-type="float">
            <text:p>315.1</text:p>
          </table:table-cell>
          <table:table-cell table:formula="of:=(SUM([.B29];[.D29];[.F29];[.H29];[.J29];[.L29];[.N29];[.P29])/SUM([.C29];[.E29];[.G29];[.I29];[.K29];[.M29];[.O29];[.Q29]))*100" office:value-type="float" office:value="0.317359568390987" calcext:value-type="float">
            <text:p>0.317359568390987</text:p>
          </table:table-cell>
          <table:table-cell office:value-type="float" office:value="2" calcext:value-type="float">
            <text:p>2</text:p>
          </table:table-cell>
          <table:table-cell table:formula="of:=[.S29]/[.T29]" office:value-type="float" office:value="0.158679784195493" calcext:value-type="float">
            <text:p>0.158679784195493</text:p>
          </table:table-cell>
          <table:table-cell office:value-type="string" calcext:value-type="string">
            <text:p>TG 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+1+3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0];[.D30];[.F30];[.H30];[.J30];[.L30];[.N30];[.P30])/SUM([.C30];[.E30];[.G30];[.I30];[.K30];[.M30];[.O30];[.Q30]))" office:value-type="float" office:value="108.387755102041" calcext:value-type="float">
            <text:p>108.387755102041</text:p>
          </table:table-cell>
          <table:table-cell table:formula="of:=(SUM([.B30];[.D30];[.F30];[.H30];[.J30];[.L30];[.N30];[.P30])/SUM([.C30];[.E30];[.G30];[.I30];[.K30];[.M30];[.O30];[.Q30]))*100" office:value-type="float" office:value="0.922613443795895" calcext:value-type="float">
            <text:p>0.922613443795895</text:p>
          </table:table-cell>
          <table:table-cell office:value-type="float" office:value="5" calcext:value-type="float">
            <text:p>5</text:p>
          </table:table-cell>
          <table:table-cell table:formula="of:=[.S30]/[.T30]" office:value-type="float" office:value="0.184522688759179" calcext:value-type="float">
            <text:p>0.184522688759179</text:p>
          </table:table-cell>
          <table:table-cell office:value-type="string" calcext:value-type="string">
            <text:p>TG suppor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4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1];[.D31];[.F31];[.H31];[.J31];[.L31];[.N31];[.P31])/SUM([.C31];[.E31];[.G31];[.I31];[.K31];[.M31];[.O31];[.Q31]))" office:value-type="float" office:value="132.775" calcext:value-type="float">
            <text:p>132.775</text:p>
          </table:table-cell>
          <table:table-cell table:formula="of:=(SUM([.B31];[.D31];[.F31];[.H31];[.J31];[.L31];[.N31];[.P31])/SUM([.C31];[.E31];[.G31];[.I31];[.K31];[.M31];[.O31];[.Q31]))*100" office:value-type="float" office:value="0.753153831670119" calcext:value-type="float">
            <text:p>0.753153831670119</text:p>
          </table:table-cell>
          <table:table-cell office:value-type="float" office:value="2" calcext:value-type="float">
            <text:p>2</text:p>
          </table:table-cell>
          <table:table-cell table:formula="of:=[.S31]/[.T31]" office:value-type="float" office:value="0.376576915835059" calcext:value-type="float">
            <text:p>0.376576915835059</text:p>
          </table:table-cell>
          <table:table-cell office:value-type="string" calcext:value-type="string">
            <text:p>TG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4+22+19" office:value-type="float" office:value="55" calcext:value-type="float">
            <text:p>5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2];[.D32];[.F32];[.H32];[.J32];[.L32];[.N32];[.P32])/SUM([.C32];[.E32];[.G32];[.I32];[.K32];[.M32];[.O32];[.Q32]))" office:value-type="float" office:value="20.0700636942675" calcext:value-type="float">
            <text:p>20.0700636942675</text:p>
          </table:table-cell>
          <table:table-cell table:formula="of:=(SUM([.B32];[.D32];[.F32];[.H32];[.J32];[.L32];[.N32];[.P32])/SUM([.C32];[.E32];[.G32];[.I32];[.K32];[.M32];[.O32];[.Q32]))*100" office:value-type="float" office:value="4.9825452237385" calcext:value-type="float">
            <text:p>4.9825452237385</text:p>
          </table:table-cell>
          <table:table-cell office:value-type="float" office:value="3" calcext:value-type="float">
            <text:p>3</text:p>
          </table:table-cell>
          <table:table-cell table:formula="of:=[.S32]/[.T32]" office:value-type="float" office:value="1.66084840791283" calcext:value-type="float">
            <text:p>1.66084840791283</text:p>
          </table:table-cell>
          <table:table-cell office:value-type="string" calcext:value-type="string">
            <text:p>Radiant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18:.S26])" office:value-type="float" office:value="38.787788524453" calcext:value-type="float">
            <text:p>38.78778852445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7];[.D37];[.F37];[.H37];[.J37];[.L37])/SUM([.C37];[.E37];[.G37];[.I37];[.K37];[.M37]))" office:value-type="float" office:value="5.64878048780488" calcext:value-type="float">
            <text:p>5.64878048780488</text:p>
          </table:table-cell>
          <table:table-cell table:formula="of:=(SUM([.B37];[.D37];[.F37];[.H37];[.J37];[.L37])/SUM([.C37];[.E37];[.G37];[.I37];[.K37];[.M37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37]/[.P37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8];[.D38];[.F38];[.H38];[.J38];[.L38])/SUM([.C38];[.E38];[.G38];[.I38];[.K38];[.M38]))" office:value-type="float" office:value="43.4230769230769" calcext:value-type="float">
            <text:p>43.4230769230769</text:p>
          </table:table-cell>
          <table:table-cell table:formula="of:=(SUM([.B38];[.D38];[.F38];[.H38];[.J38];[.L38])/SUM([.C38];[.E38];[.G38];[.I38];[.K38];[.M38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38]/[.P38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9];[.D39];[.F39];[.H39];[.J39];[.L39])/SUM([.C39];[.E39];[.G39];[.I39];[.K39];[.M39]))" office:value-type="float" office:value="82.609756097561" calcext:value-type="float">
            <text:p>82.609756097561</text:p>
          </table:table-cell>
          <table:table-cell table:formula="of:=(SUM([.B39];[.D39];[.F39];[.H39];[.J39];[.L39])/SUM([.C39];[.E39];[.G39];[.I39];[.K39];[.M39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39]/[.P39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0];[.D40];[.F40];[.H40];[.J40];[.L40])/SUM([.C40];[.E40];[.G40];[.I40];[.K40];[.M40]))" office:value-type="float" office:value="153.954545454545" calcext:value-type="float">
            <text:p>153.954545454545</text:p>
          </table:table-cell>
          <table:table-cell table:formula="of:=(SUM([.B40];[.D40];[.F40];[.H40];[.J40];[.L40])/SUM([.C40];[.E40];[.G40];[.I40];[.K40];[.M40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40]/[.P40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1];[.D41];[.F41];[.H41];[.J41];[.L41])/SUM([.C41];[.E41];[.G41];[.I41];[.K41];[.M41]))" office:value-type="float" office:value="69.1224489795918" calcext:value-type="float">
            <text:p>69.1224489795918</text:p>
          </table:table-cell>
          <table:table-cell table:formula="of:=(SUM([.B41];[.D41];[.F41];[.H41];[.J41];[.L41])/SUM([.C41];[.E41];[.G41];[.I41];[.K41];[.M41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41]/[.P41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2];[.D42];[.F42];[.H42];[.J42];[.L42])/SUM([.C42];[.E42];[.G42];[.I42];[.K42];[.M42]))" office:value-type="float" office:value="141.125" calcext:value-type="float">
            <text:p>141.125</text:p>
          </table:table-cell>
          <table:table-cell table:formula="of:=(SUM([.B42];[.D42];[.F42];[.H42];[.J42];[.L42])/SUM([.C42];[.E42];[.G42];[.I42];[.K42];[.M42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42]/[.P42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3];[.D43];[.F43];[.H43];[.J43];[.L43])/SUM([.C43];[.E43];[.G43];[.I43];[.K43];[.M43]))" office:value-type="float" office:value="7.40327868852459" calcext:value-type="float">
            <text:p>7.40327868852459</text:p>
          </table:table-cell>
          <table:table-cell table:formula="of:=(SUM([.B43];[.D43];[.F43];[.H43];[.J43];[.L43])/SUM([.C43];[.E43];[.G43];[.I43];[.K43];[.M43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43]/[.P43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4];[.D44];[.F44];[.H44];[.J44];[.L44])/SUM([.C44];[.E44];[.G44];[.I44];[.K44];[.M44]))" office:value-type="float" office:value="78.7674418604651" calcext:value-type="float">
            <text:p>78.7674418604651</text:p>
          </table:table-cell>
          <table:table-cell table:formula="of:=(SUM([.B44];[.D44];[.F44];[.H44];[.J44];[.L44])/SUM([.C44];[.E44];[.G44];[.I44];[.K44];[.M44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44]/[.P44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5];[.D45];[.F45];[.H45];[.J45];[.L45])/SUM([.C45];[.E45];[.G45];[.I45];[.K45];[.M45]))" office:value-type="float" office:value="67.0693069306931" calcext:value-type="float">
            <text:p>67.0693069306931</text:p>
          </table:table-cell>
          <table:table-cell table:formula="of:=(SUM([.B45];[.D45];[.F45];[.H45];[.J45];[.L45])/SUM([.C45];[.E45];[.G45];[.I45];[.K45];[.M45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45]/[.P45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6];[.D46];[.F46];[.H46];[.J46];[.L46])/SUM([.C46];[.E46];[.G46];[.I46];[.K46];[.M46]))" office:value-type="float" office:value="17.5038759689922" calcext:value-type="float">
            <text:p>17.5038759689922</text:p>
          </table:table-cell>
          <table:table-cell table:formula="of:=(SUM([.B46];[.D46];[.F46];[.H46];[.J46];[.L46])/SUM([.C46];[.E46];[.G46];[.I46];[.K46];[.M4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46]/[.P46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7];[.D47];[.F47];[.H47];[.J47];[.L47])/SUM([.C47];[.E47];[.G47];[.I47];[.K47];[.M47]))" office:value-type="float" office:value="112.867924528302" calcext:value-type="float">
            <text:p>112.867924528302</text:p>
          </table:table-cell>
          <table:table-cell table:formula="of:=(SUM([.B47];[.D47];[.F47];[.H47];[.J47];[.L47])/SUM([.C47];[.E47];[.G47];[.I47];[.K47];[.M4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47]/[.P47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8];[.D48];[.F48];[.H48];[.J48];[.L48])/SUM([.C48];[.E48];[.G48];[.I48];[.K48];[.M48]))" office:value-type="float" office:value="186.9375" calcext:value-type="float">
            <text:p>186.9375</text:p>
          </table:table-cell>
          <table:table-cell table:formula="of:=(SUM([.B48];[.D48];[.F48];[.H48];[.J48];[.L48])/SUM([.C48];[.E48];[.G48];[.I48];[.K48];[.M4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48]/[.P48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9];[.D49];[.F49];[.H49];[.J49];[.L49])/SUM([.C49];[.E49];[.G49];[.I49];[.K49];[.M49]))" office:value-type="float" office:value="181.272727272727" calcext:value-type="float">
            <text:p>181.272727272727</text:p>
          </table:table-cell>
          <table:table-cell table:formula="of:=(SUM([.B49];[.D49];[.F49];[.H49];[.J49];[.L49])/SUM([.C49];[.E49];[.G49];[.I49];[.K49];[.M4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49]/[.P49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0];[.D50];[.F50];[.H50];[.J50];[.L50])/SUM([.C50];[.E50];[.G50];[.I50];[.K50];[.M50]))" office:value-type="float" office:value="221.555555555556" calcext:value-type="float">
            <text:p>221.555555555556</text:p>
          </table:table-cell>
          <table:table-cell table:formula="of:=(SUM([.B50];[.D50];[.F50];[.H50];[.J50];[.L50])/SUM([.C50];[.E50];[.G50];[.I50];[.K50];[.M50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50]/[.P50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ce1" table:number-columns-repeated="2"/>
          <table:table-cell/>
          <table:table-cell table:formula="of:=SUM([.O37:.O45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55];[.D55];[.F55];[.H55])/SUM([.C55];[.E55];[.G55];[.I55]))" office:value-type="string" office:string-value="" calcext:value-type="error">
            <text:p>#DIV/0!</text:p>
          </table:table-cell>
          <table:table-cell table:formula="of:=(SUM([.B55];[.D55];[.F55];[.H55])/SUM([.C55];[.E55];[.G55];[.I55]))" office:value-type="string" office:string-value="" calcext:value-type="error">
            <text:p>#DIV/0!</text:p>
          </table:table-cell>
          <table:table-cell/>
          <table:table-cell table:formula="of:=[.K55]/[.L55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6];[.D56];[.F56];[.H56])/SUM([.C56];[.E56];[.G56];[.I56]))" office:value-type="float" office:value="44.4" calcext:value-type="float">
            <text:p>44.4</text:p>
          </table:table-cell>
          <table:table-cell table:formula="of:=(SUM([.B56];[.D56];[.F56];[.H56])/SUM([.C56];[.E56];[.G56];[.I56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56]/[.L56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7];[.D57];[.F57];[.H57])/SUM([.C57];[.E57];[.G57];[.I57]))" office:value-type="float" office:value="63.4285714285714" calcext:value-type="float">
            <text:p>63.4285714285714</text:p>
          </table:table-cell>
          <table:table-cell table:formula="of:=(SUM([.B57];[.D57];[.F57];[.H57])/SUM([.C57];[.E57];[.G57];[.I57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57]/[.L57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8];[.D58];[.F58];[.H58])/SUM([.C58];[.E58];[.G58];[.I58]))" office:value-type="float" office:value="136.8" calcext:value-type="float">
            <text:p>136.8</text:p>
          </table:table-cell>
          <table:table-cell table:formula="of:=(SUM([.B58];[.D58];[.F58];[.H58])/SUM([.C58];[.E58];[.G58];[.I58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58]/[.L58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9];[.D59];[.F59];[.H59])/SUM([.C59];[.E59];[.G59];[.I59]))" office:value-type="float" office:value="97.7142857142857" calcext:value-type="float">
            <text:p>97.7142857142857</text:p>
          </table:table-cell>
          <table:table-cell table:formula="of:=(SUM([.B59];[.D59];[.F59];[.H59])/SUM([.C59];[.E59];[.G59];[.I59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59]/[.L59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0];[.D60];[.F60];[.H60])/SUM([.C60];[.E60];[.G60];[.I60]))" office:value-type="float" office:value="120.705882352941" calcext:value-type="float">
            <text:p>120.705882352941</text:p>
          </table:table-cell>
          <table:table-cell table:formula="of:=(SUM([.B60];[.D60];[.F60];[.H60])/SUM([.C60];[.E60];[.G60];[.I60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60]/[.L60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1];[.D61];[.F61];[.H61])/SUM([.C61];[.E61];[.G61];[.I61]))" office:value-type="float" office:value="7.6" calcext:value-type="float">
            <text:p>7.6</text:p>
          </table:table-cell>
          <table:table-cell table:formula="of:=(SUM([.B61];[.D61];[.F61];[.H61])/SUM([.C61];[.E61];[.G61];[.I61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61]/[.L61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2];[.D62];[.F62];[.H62])/SUM([.C62];[.E62];[.G62];[.I62]))" office:value-type="float" office:value="128.25" calcext:value-type="float">
            <text:p>128.25</text:p>
          </table:table-cell>
          <table:table-cell table:formula="of:=(SUM([.B62];[.D62];[.F62];[.H62])/SUM([.C62];[.E62];[.G62];[.I62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62]/[.L62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3];[.D63];[.F63];[.H63])/SUM([.C63];[.E63];[.G63];[.I63]))" office:value-type="float" office:value="64.125" calcext:value-type="float">
            <text:p>64.125</text:p>
          </table:table-cell>
          <table:table-cell table:formula="of:=(SUM([.B63];[.D63];[.F63];[.H63])/SUM([.C63];[.E63];[.G63];[.I63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63]/[.L63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4];[.D64];[.F64];[.H64])/SUM([.C64];[.E64];[.G64];[.I64]))" office:value-type="float" office:value="11.787610619469" calcext:value-type="float">
            <text:p>11.787610619469</text:p>
          </table:table-cell>
          <table:table-cell table:formula="of:=(SUM([.B64];[.D64];[.F64];[.H64])/SUM([.C64];[.E64];[.G64];[.I64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64]/[.L64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5];[.D65];[.F65];[.H65])/SUM([.C65];[.E65];[.G65];[.I65]))" office:value-type="float" office:value="102.461538461538" calcext:value-type="float">
            <text:p>102.461538461538</text:p>
          </table:table-cell>
          <table:table-cell table:formula="of:=(SUM([.B65];[.D65];[.F65];[.H65])/SUM([.C65];[.E65];[.G65];[.I65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65]/[.L65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6];[.D66];[.F66];[.H66])/SUM([.C66];[.E66];[.G66];[.I66]))" office:value-type="float" office:value="102.461538461538" calcext:value-type="float">
            <text:p>102.461538461538</text:p>
          </table:table-cell>
          <table:table-cell table:formula="of:=(SUM([.B66];[.D66];[.F66];[.H66])/SUM([.C66];[.E66];[.G66];[.I66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66]/[.L66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7];[.D67];[.F67];[.H67])/SUM([.C67];[.E67];[.G67];[.I67]))" office:value-type="float" office:value="133.2" calcext:value-type="float">
            <text:p>133.2</text:p>
          </table:table-cell>
          <table:table-cell table:formula="of:=(SUM([.B67];[.D67];[.F67];[.H67])/SUM([.C67];[.E67];[.G67];[.I67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67]/[.L67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8];[.D68];[.F68];[.H68])/SUM([.C68];[.E68];[.G68];[.I68]))" office:value-type="float" office:value="102.461538461538" calcext:value-type="float">
            <text:p>102.461538461538</text:p>
          </table:table-cell>
          <table:table-cell table:formula="of:=(SUM([.B68];[.D68];[.F68];[.H68])/SUM([.C68];[.E68];[.G68];[.I68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68]/[.L68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55:.K6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2];[.D72];[.F72];[.H72];[.J72];[.L72])/SUM([.C72];[.E72];[.G72];[.I72];[.K72];[.M72]))" office:value-type="float" office:value="5.46206825602815" calcext:value-type="float">
            <text:p>5.46206825602815</text:p>
          </table:table-cell>
          <table:table-cell table:formula="of:=(SUM([.B72];[.D72];[.F72];[.H72];[.J72];[.L71])/SUM([.C72];[.E72];[.G72];[.I72];[.K72];[.M71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72]/[.P72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7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3];[.D73];[.F73];[.H73];[.J73];[.L73])/SUM([.C73];[.E73];[.G73];[.I73];[.K73];[.M73]))" office:value-type="float" office:value="61.4156590851442" calcext:value-type="float">
            <text:p>61.4156590851442</text:p>
          </table:table-cell>
          <table:table-cell table:formula="of:=(SUM([.B73];[.D73];[.F73];[.H73];[.J73];[.L72])/SUM([.C73];[.E73];[.G73];[.I73];[.K73];[.M72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73]/[.P73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7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4];[.D74];[.F74];[.H74];[.J74];[.L74])/SUM([.C74];[.E74];[.G74];[.I74];[.K74];[.M74]))" office:value-type="float" office:value="69.2623574144487" calcext:value-type="float">
            <text:p>69.2623574144487</text:p>
          </table:table-cell>
          <table:table-cell table:formula="of:=(SUM([.B74];[.D74];[.F74];[.H74];[.J74];[.L73])/SUM([.C74];[.E74];[.G74];[.I74];[.K74];[.M73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74]/[.P74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7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5];[.D75];[.F75];[.H75];[.J75];[.L75])/SUM([.C75];[.E75];[.G75];[.I75];[.K75];[.M75]))" office:value-type="float" office:value="131.105835472106" calcext:value-type="float">
            <text:p>131.105835472106</text:p>
          </table:table-cell>
          <table:table-cell table:formula="of:=(SUM([.B75];[.D75];[.F75];[.H75];[.J75];[.L74])/SUM([.C75];[.E75];[.G75];[.I75];[.K75];[.M74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75]/[.P75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7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6];[.D76];[.F76];[.H76];[.J76];[.L76])/SUM([.C76];[.E76];[.G76];[.I76];[.K76];[.M76]))" office:value-type="float" office:value="124.058410293911" calcext:value-type="float">
            <text:p>124.058410293911</text:p>
          </table:table-cell>
          <table:table-cell table:formula="of:=(SUM([.B76];[.D76];[.F76];[.H76];[.J76];[.L75])/SUM([.C76];[.E76];[.G76];[.I76];[.K76];[.M75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76]/[.P76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7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7];[.D77];[.F77];[.H77];[.J77];[.L77])/SUM([.C77];[.E77];[.G77];[.I77];[.K77];[.M77]))" office:value-type="float" office:value="272.436698250852" calcext:value-type="float">
            <text:p>272.436698250852</text:p>
          </table:table-cell>
          <table:table-cell table:formula="of:=(SUM([.B77];[.D77];[.F77];[.H77];[.J77];[.L76])/SUM([.C77];[.E77];[.G77];[.I77];[.K77];[.M76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77]/[.P77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7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8];[.D78];[.F78];[.H78];[.J78];[.L78])/SUM([.C78];[.E78];[.G78];[.I78];[.K78];[.M78]))" office:value-type="float" office:value="124.001016936028" calcext:value-type="float">
            <text:p>124.001016936028</text:p>
          </table:table-cell>
          <table:table-cell table:formula="of:=(SUM([.B78];[.D78];[.F78];[.H78];[.J78];[.L77])/SUM([.C78];[.E78];[.G78];[.I78];[.K78];[.M77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78]/[.P78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9];[.D79];[.F79];[.H79];[.J79];[.L79])/SUM([.C79];[.E79];[.G79];[.I79];[.K79];[.M79]))" office:value-type="float" office:value="7.92792625444076" calcext:value-type="float">
            <text:p>7.92792625444076</text:p>
          </table:table-cell>
          <table:table-cell table:formula="of:=(SUM([.B79];[.D79];[.F79];[.H79];[.J79];[.L78])/SUM([.C79];[.E79];[.G79];[.I79];[.K79];[.M78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79]/[.P79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7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0];[.D80];[.F80];[.H80];[.J80];[.L80])/SUM([.C80];[.E80];[.G80];[.I80];[.K80];[.M80]))" office:value-type="float" office:value="28.8373790022338" calcext:value-type="float">
            <text:p>28.8373790022338</text:p>
          </table:table-cell>
          <table:table-cell table:formula="of:=(SUM([.B80];[.D80];[.F80];[.H80];[.J80];[.L79])/SUM([.C80];[.E80];[.G80];[.I80];[.K80];[.M79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80]/[.P80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72:.O80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86:.B91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86:.D91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86:.F91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86:.H91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5];[.D85];[.F85];[.H85])/SUM([.C85];[.E85];[.G85];[.I85]))" office:value-type="float" office:value="6.26780824787155" calcext:value-type="float">
            <text:p>6.26780824787155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6];[.D86];[.F86];[.H86])/SUM([.C86];[.E86];[.G86];[.I86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7];[.D87];[.F87];[.H87])/SUM([.C87];[.E87];[.G87];[.I87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8];[.D88];[.F88];[.H88])/SUM([.C88];[.E88];[.G88];[.I88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9];[.D89];[.F89];[.H89])/SUM([.C89];[.E89];[.G89];[.I89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0];[.D90];[.F90];[.H90])/SUM([.C90];[.E90];[.G90];[.I90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1];[.D91];[.F91];[.H91])/SUM([.C91];[.E91];[.G91];[.I91]))" office:value-type="float" office:value="40.602510460251" calcext:value-type="float">
            <text:p>40.60251046025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94:.B98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4:.D98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4:.F98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4:.H98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93];[.D93];[.F93];[.H93])/SUM([.C93];[.E93];[.G93];[.I93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4];[.D94];[.F94];[.H94])/SUM([.C94];[.E94];[.G94];[.I94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5];[.D95];[.F95];[.H95])/SUM([.C95];[.E95];[.G95];[.I95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6];[.D96];[.F96];[.H96])/SUM([.C96];[.E96];[.G96];[.I96]))" office:value-type="float" office:value="47.019381443299" calcext:value-type="float">
            <text:p>47.0193814432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7];[.D97];[.F97];[.H97])/SUM([.C97];[.E97];[.G97];[.I97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8];[.D98];[.F98];[.H98])/SUM([.C98];[.E98];[.G98];[.I98]))" office:value-type="float" office:value="48.029898989899" calcext:value-type="float">
            <text:p>48.0298989898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00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1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0];[.D100];[.F100];[.H100])/SUM([.C100];[.E100];[.G100];[.I100]))" office:value-type="float" office:value="64.2117452440033" calcext:value-type="float">
            <text:p>64.2117452440033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1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1];[.D101];[.F101];[.H101])/SUM([.C101];[.E101];[.G101];[.I101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04:.B109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4:.D109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4:.F109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4:.H109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3];[.D103];[.F103];[.H103])/SUM([.C103];[.E103];[.G103];[.I103]))" office:value-type="float" office:value="15.3122745256139" calcext:value-type="float">
            <text:p>15.3122745256139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4];[.D104];[.F104];[.H104])/SUM([.C104];[.E104];[.G104];[.I104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5];[.D105];[.F105];[.H105])/SUM([.C105];[.E105];[.G105];[.I105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6];[.D106];[.F106];[.H106])/SUM([.C106];[.E106];[.G106];[.I106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7];[.D107];[.F107];[.H107])/SUM([.C107];[.E107];[.G107];[.I107]))" office:value-type="float" office:value="96.875494443398" calcext:value-type="float">
            <text:p>96.875494443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8];[.D108];[.F108];[.H108])/SUM([.C108];[.E108];[.G108];[.I108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12:.B118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2:.D118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2:.F118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2:.H118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1];[.D111];[.F111];[.H111])/SUM([.C111];[.E111];[.G111];[.I111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122.748585795097" calcext:value-type="float">
            <text:p>122.748585795097</text:p>
          </table:table-cell>
          <table:table-cell/>
          <table:table-cell table:style-name="ce1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2];[.D122];[.F122];[.H122])/SUM([.C122];[.E122];[.G122];[.I122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3];[.D123];[.F123];[.H123])/SUM([.C123];[.E123];[.G123];[.I123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4];[.D124];[.F124];[.H124])/SUM([.C124];[.E124];[.G124];[.I124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5];[.D125];[.F125];[.H125])/SUM([.C125];[.E125];[.G125];[.I125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6];[.D126];[.F126];[.H126])/SUM([.C126];[.E126];[.G126];[.I126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1];[.D131];[.F131];[.H131])/SUM([.C131];[.E131];[.G131];[.I131]))" office:value-type="float" office:value="162.147084100675" calcext:value-type="float">
            <text:p>162.147084100675</text:p>
          </table:table-cell>
          <table:table-cell table:formula="of:=(SUM([.B131];[.D131];[.F131];[.H131])/SUM([.C131];[.E131];[.G131];[.I131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31]/[.L131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2];[.D132];[.F132];[.H132])/SUM([.C132];[.E132];[.G132];[.I132]))" office:value-type="float" office:value="50.0966106218308" calcext:value-type="float">
            <text:p>50.0966106218308</text:p>
          </table:table-cell>
          <table:table-cell table:formula="of:=(SUM([.B132];[.D132];[.F132];[.H132])/SUM([.C132];[.E132];[.G132];[.I132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32]/[.L132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3];[.D133];[.F133];[.H133])/SUM([.C133];[.E133];[.G133];[.I133]))" office:value-type="float" office:value="94.4306450227604" calcext:value-type="float">
            <text:p>94.4306450227604</text:p>
          </table:table-cell>
          <table:table-cell table:formula="of:=(SUM([.B133];[.D133];[.F133];[.H133])/SUM([.C133];[.E133];[.G133];[.I133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33]/[.L133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4];[.D134];[.F134];[.H134])/SUM([.C134];[.E134];[.G134];[.I134]))" office:value-type="float" office:value="97.5213766187688" calcext:value-type="float">
            <text:p>97.5213766187688</text:p>
          </table:table-cell>
          <table:table-cell table:formula="of:=(SUM([.B134];[.D134];[.F134];[.H134])/SUM([.C134];[.E134];[.G134];[.I134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34]/[.L134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5];[.D135];[.F135];[.H135])/SUM([.C135];[.E135];[.G135];[.I135]))" office:value-type="float" office:value="289.377616777884" calcext:value-type="float">
            <text:p>289.377616777884</text:p>
          </table:table-cell>
          <table:table-cell table:formula="of:=(SUM([.B135];[.D135];[.F135];[.H135])/SUM([.C135];[.E135];[.G135];[.I135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35]/[.L135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35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6];[.D136];[.F136];[.H136])/SUM([.C136];[.E136];[.G136];[.I136]))" office:value-type="float" office:value="106.199855988479" calcext:value-type="float">
            <text:p>106.199855988479</text:p>
          </table:table-cell>
          <table:table-cell table:formula="of:=(SUM([.B136];[.D136];[.F136];[.H136])/SUM([.C136];[.E136];[.G136];[.I136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36]/[.L136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34]-[.O135]" office:value-type="float" office:value="1.02400718811934" calcext:value-type="float">
            <text:p>1.02400718811934</text:p>
          </table:table-cell>
          <table:table-cell table:style-name="ce23" table:formula="of:=1/[.O136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7];[.D137];[.F137];[.H137])/SUM([.C137];[.E137];[.G137];[.I137]))" office:value-type="float" office:value="17.9071633237822" calcext:value-type="float">
            <text:p>17.9071633237822</text:p>
          </table:table-cell>
          <table:table-cell table:formula="of:=(SUM([.B137];[.D137];[.F137];[.H137])/SUM([.C137];[.E137];[.G137];[.I137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8];[.D138];[.F138];[.H138])/SUM([.B131];[.E138];[.G138];[.I138]))" office:value-type="float" office:value="11.2536040609137" calcext:value-type="float">
            <text:p>11.2536040609137</text:p>
          </table:table-cell>
          <table:table-cell table:formula="of:=(SUM([.B138];[.D138];[.F138];[.H138])/SUM([.C138];[.E138];[.G138];[.I138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38]/[.L138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39];[.D139];[.F139];[.H139])/SUM([.C139];[.E139];[.G139];[.I139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4];[.D144];[.F144];[.H144])/SUM([.C144];[.E144];[.G144];[.I144]))" office:value-type="float" office:value="78.0364741641337" calcext:value-type="float">
            <text:p>78.0364741641337</text:p>
          </table:table-cell>
          <table:table-cell table:formula="of:=(SUM([.B144];[.D144];[.F144];[.H144])/SUM([.C144];[.E144];[.G144];[.I144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44]/[.L144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5];[.D145];[.F145];[.H145])/SUM([.C145];[.E145];[.G145];[.I145]))" office:value-type="float" office:value="56.3026315789474" calcext:value-type="float">
            <text:p>56.3026315789474</text:p>
          </table:table-cell>
          <table:table-cell table:formula="of:=(SUM([.B145];[.D145];[.F145];[.H145])/SUM([.C145];[.E145];[.G145];[.I145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45]/[.L145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6];[.D146];[.F146];[.H146])/SUM([.C146];[.E146];[.G146];[.I146]))" office:value-type="float" office:value="132.340206185567" calcext:value-type="float">
            <text:p>132.340206185567</text:p>
          </table:table-cell>
          <table:table-cell table:formula="of:=(SUM([.B146];[.D146];[.F146];[.H146])/SUM([.C146];[.E146];[.G146];[.I146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46]/[.L146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7];[.D147];[.F147];[.H147])/SUM([.C147];[.E147];[.G147];[.I147]))" office:value-type="float" office:value="95.7985074626866" calcext:value-type="float">
            <text:p>95.7985074626866</text:p>
          </table:table-cell>
          <table:table-cell table:formula="of:=(SUM([.B147];[.D147];[.F147];[.H147])/SUM([.C147];[.E147];[.G147];[.I147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47]/[.L147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8];[.D148];[.F148];[.H148])/SUM([.C148];[.E148];[.G148];[.I148]))" office:value-type="float" office:value="611.285714285714" calcext:value-type="float">
            <text:p>611.285714285714</text:p>
          </table:table-cell>
          <table:table-cell table:formula="of:=(SUM([.B148];[.D148];[.F148];[.H148])/SUM([.C148];[.E148];[.G148];[.I148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48]/[.L148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9];[.D149];[.F149];[.H149])/SUM([.C149];[.E149];[.G149];[.I149]))" office:value-type="float" office:value="106.53112033195" calcext:value-type="float">
            <text:p>106.53112033195</text:p>
          </table:table-cell>
          <table:table-cell table:formula="of:=(SUM([.B149];[.D149];[.F149];[.H149])/SUM([.C149];[.E149];[.G149];[.I149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49]/[.L149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0];[.D150];[.F150];[.H150])/SUM([.C150];[.E150];[.G150];[.I150]))" office:value-type="float" office:value="24.2555910543131" calcext:value-type="float">
            <text:p>24.2555910543131</text:p>
          </table:table-cell>
          <table:table-cell table:formula="of:=(SUM([.B150];[.D150];[.F150];[.H150])/SUM([.C150];[.E150];[.G150];[.I150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50]/[.L150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1];[.D151];[.F151];[.H151])/SUM([.C151];[.E151];[.G151];[.I151]))" office:value-type="float" office:value="7.89189189189189" calcext:value-type="float">
            <text:p>7.89189189189189</text:p>
          </table:table-cell>
          <table:table-cell table:formula="of:=(SUM([.B151];[.D151];[.F151];[.H151])/SUM([.C151];[.E151];[.G151];[.I151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51]/[.L151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52];[.D152];[.F152];[.H152])/SUM([.C152];[.E152];[.G152];[.I152]))" office:value-type="string" office:string-value="" calcext:value-type="error">
            <text:p>#DIV/0!</text:p>
          </table:table-cell>
          <table:table-cell table:formula="of:=(SUM([.B152];[.D152];[.F152];[.H152])/SUM([.C152];[.E152];[.G152];[.I152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7];[.D157];[.F157];[.H157])/SUM([.C157];[.E157];[.G157];[.I157]))" office:value-type="float" office:value="71.523178807947" calcext:value-type="float">
            <text:p>71.523178807947</text:p>
          </table:table-cell>
          <table:table-cell table:formula="of:=(SUM([.B157];[.D157];[.F157];[.H157])/SUM([.C157];[.E157];[.G157];[.I157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57]/[.L157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8];[.D158];[.F158];[.H158])/SUM([.C158];[.E158];[.G158];[.I158]))" office:value-type="float" office:value="54.9618320610687" calcext:value-type="float">
            <text:p>54.9618320610687</text:p>
          </table:table-cell>
          <table:table-cell table:formula="of:=(SUM([.B158];[.D158];[.F158];[.H158])/SUM([.C158];[.E158];[.G158];[.I158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58]/[.L158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58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9];[.D159];[.F159];[.H159])/SUM([.C159];[.E159];[.G159];[.I159]))" office:value-type="float" office:value="158.823529411765" calcext:value-type="float">
            <text:p>158.823529411765</text:p>
          </table:table-cell>
          <table:table-cell table:formula="of:=(SUM([.B159];[.D159];[.F159];[.H159])/SUM([.C159];[.E159];[.G159];[.I159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59]/[.L159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57]-[.O158]" office:value-type="float" office:value="1.39666263193126" calcext:value-type="float">
            <text:p>1.39666263193126</text:p>
          </table:table-cell>
          <table:table-cell table:style-name="ce23" table:formula="of:=1/[.O159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0];[.D160];[.F160];[.H160])/SUM([.C160];[.E160];[.G160];[.I160]))" office:value-type="float" office:value="91.1392405063291" calcext:value-type="float">
            <text:p>91.1392405063291</text:p>
          </table:table-cell>
          <table:table-cell table:formula="of:=(SUM([.B160];[.D160];[.F160];[.H160])/SUM([.C160];[.E160];[.G160];[.I160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60]/[.L160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1];[.D161];[.F161];[.H161])/SUM([.C161];[.E161];[.G161];[.I161]))" office:value-type="float" office:value="696.774193548387" calcext:value-type="float">
            <text:p>696.774193548387</text:p>
          </table:table-cell>
          <table:table-cell table:formula="of:=(SUM([.B161];[.D161];[.F161];[.H161])/SUM([.C161];[.E161];[.G161];[.I161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61]/[.L161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2];[.D162];[.F162];[.H162])/SUM([.C162];[.E162];[.G162];[.I162]))" office:value-type="float" office:value="106.4039408867" calcext:value-type="float">
            <text:p>106.4039408867</text:p>
          </table:table-cell>
          <table:table-cell table:formula="of:=(SUM([.B162];[.D162];[.F162];[.H162])/SUM([.C162];[.E162];[.G162];[.I162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62]/[.L162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3];[.D163];[.F163];[.H163])/SUM([.C163];[.E163];[.G163];[.I163]))" office:value-type="float" office:value="23.0327868852459" calcext:value-type="float">
            <text:p>23.0327868852459</text:p>
          </table:table-cell>
          <table:table-cell table:formula="of:=(SUM([.B163];[.D163];[.F163];[.H163])/SUM([.C163];[.E163];[.G163];[.I163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63]/[.L163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4];[.D164];[.F164];[.H164])/SUM([.C164];[.E164];[.G164];[.I164]))" office:value-type="float" office:value="8.26470588235294" calcext:value-type="float">
            <text:p>8.26470588235294</text:p>
          </table:table-cell>
          <table:table-cell table:formula="of:=(SUM([.B164];[.D164];[.F164];[.H164])/SUM([.C164];[.E164];[.G164];[.I164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64]/[.L164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65];[.D165];[.F165];[.H165])/SUM([.C165];[.E165];[.G165];[.I165]))" office:value-type="string" office:string-value="" calcext:value-type="error">
            <text:p>#DIV/0!</text:p>
          </table:table-cell>
          <table:table-cell table:formula="of:=(SUM([.B165];[.D165];[.F165];[.H165])/SUM([.C165];[.E165];[.G165];[.I165]))*100" office:value-type="string" office:string-value="" calcext:value-type="error">
            <text:p>#DIV/0!</text:p>
          </table:table-cell>
          <table:table-cell/>
          <table:table-cell table:formula="of:=[.K165]/[.L16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0];[.D170];[.F170];[.F170])/SUM([.C170];[.E170];[.G170];[.G170]))" office:value-type="float" office:value="8.96296296296296" calcext:value-type="float">
            <text:p>8.96296296296296</text:p>
          </table:table-cell>
          <table:table-cell table:formula="of:=(SUM([.B170];[.D170];[.F170];[.H170])/SUM([.C170];[.E170];[.G170];[.I170]))*100" office:value-type="float" office:value="11.0765643218033" calcext:value-type="float">
            <text:p>11.0765643218033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1];[.D171];[.F171];[.F171])/SUM([.C171];[.E171];[.G171];[.G171]))" office:value-type="float" office:value="19.769014084507" calcext:value-type="float">
            <text:p>19.769014084507</text:p>
          </table:table-cell>
          <table:table-cell table:formula="of:=(SUM([.B171];[.D171];[.F171];[.H171])/SUM([.C171];[.E171];[.G171];[.I171]))*100" office:value-type="float" office:value="5.16906335017489" calcext:value-type="float">
            <text:p>5.16906335017489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2];[.D172];[.F172];[.F172])/SUM([.C172];[.E172];[.G172];[.G172]))" office:value-type="float" office:value="81.6046511627907" calcext:value-type="float">
            <text:p>81.6046511627907</text:p>
          </table:table-cell>
          <table:table-cell table:formula="of:=(SUM([.B172];[.D172];[.F172];[.H172])/SUM([.C172];[.E172];[.G172];[.I172]))*100" office:value-type="float" office:value="1.14652157015157" calcext:value-type="float">
            <text:p>1.14652157015157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76.188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3];[.D173];[.F173];[.F173])/SUM([.C173];[.E173];[.G173];[.G173]))" office:value-type="float" office:value="31.6126126126126" calcext:value-type="float">
            <text:p>31.6126126126126</text:p>
          </table:table-cell>
          <table:table-cell table:formula="of:=(SUM([.B173];[.D173];[.F173];[.H173])/SUM([.C173];[.E173];[.G173];[.I173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73]/[.L173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4];[.D174];[.F174];[.F174])/SUM([.C174];[.E174];[.G174];[.G174]))" office:value-type="float" office:value="17.2432432432432" calcext:value-type="float">
            <text:p>17.2432432432432</text:p>
          </table:table-cell>
          <table:table-cell table:formula="of:=(SUM([.B174];[.D174];[.F174];[.H174])/SUM([.C174];[.E174];[.G174];[.I174]))*100" office:value-type="float" office:value="5.73260785075787" calcext:value-type="float">
            <text:p>5.73260785075787</text:p>
          </table:table-cell>
          <table:table-cell/>
          <table:table-cell table:formula="of:=[.K174]/[.L17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5];[.D175];[.F175];[.F175])/SUM([.C175];[.E175];[.G175];[.G175]))" office:value-type="float" office:value="4.45587301587302" calcext:value-type="float">
            <text:p>4.45587301587302</text:p>
          </table:table-cell>
          <table:table-cell table:formula="of:=(SUM([.B175];[.D175];[.F175];[.H175])/SUM([.C175];[.E175];[.G175];[.I175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75]/[.L175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6];[.D176];[.F176];[.F176])/SUM([.C176];[.E176];[.G176];[.G176]))" office:value-type="float" office:value="15.9438943894389" calcext:value-type="float">
            <text:p>15.9438943894389</text:p>
          </table:table-cell>
          <table:table-cell table:formula="of:=(SUM([.B176];[.D176];[.F176];[.H176])/SUM([.C176];[.E176];[.G176];[.I176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76]/[.L176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7];[.D177];[.F177];[.F177])/SUM([.C177];[.E177];[.G177];[.G177]))" office:value-type="float" office:value="28.0872093023256" calcext:value-type="float">
            <text:p>28.0872093023256</text:p>
          </table:table-cell>
          <table:table-cell table:formula="of:=(SUM([.B177];[.D177];[.F177];[.H177])/SUM([.C177];[.E177];[.G177];[.I177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77]/[.L177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178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8];[.D178];[.F178];[.F178])/SUM([.C178];[.E178];[.G178];[.G178]))" office:value-type="float" office:value="98.8450704225352" calcext:value-type="float">
            <text:p>98.8450704225352</text:p>
          </table:table-cell>
          <table:table-cell table:formula="of:=(SUM([.B178];[.D178];[.F178];[.H178])/SUM([.C178];[.E178];[.G178];[.I178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78]/[.L178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179];[.D179];[.F179];[.F179])/SUM([.C179];[.E179];[.G179];[.G179]))" office:value-type="float" office:value="192.588235294118" calcext:value-type="float">
            <text:p>192.588235294118</text:p>
          </table:table-cell>
          <table:table-cell table:formula="of:=(SUM([.B179];[.D179];[.F179];[.H179])/SUM([.C179];[.E179];[.G179];[.I179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4];[.D184];[.F184];[.H184])/SUM([.C184];[.E184];[.G184];[.I184]))" office:value-type="float" office:value="5.59443339960239" calcext:value-type="float">
            <text:p>5.59443339960239</text:p>
          </table:table-cell>
          <table:table-cell table:formula="of:=(SUM([.B184];[.D184];[.F184];[.H184])/SUM([.C184];[.E184];[.G184];[.I184]))*100" office:value-type="float" office:value="17.8749111584932" calcext:value-type="float">
            <text:p>17.8749111584932</text:p>
          </table:table-cell>
          <table:table-cell/>
          <table:table-cell table:formula="of:=[.K184]/[.L18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5];[.D185];[.F185];[.H185])/SUM([.C185];[.E185];[.G185];[.I185]))" office:value-type="float" office:value="7.56293706293706" calcext:value-type="float">
            <text:p>7.56293706293706</text:p>
          </table:table-cell>
          <table:table-cell table:formula="of:=(SUM([.B185];[.D185];[.F185];[.H185])/SUM([.C185];[.E185];[.G185];[.I185]))*100" office:value-type="float" office:value="13.2223763291724" calcext:value-type="float">
            <text:p>13.2223763291724</text:p>
          </table:table-cell>
          <table:table-cell/>
          <table:table-cell table:formula="of:=[.K185]/[.L18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6];[.D186];[.F186];[.H186])/SUM([.C186];[.E186];[.G186];[.I186]))" office:value-type="float" office:value="22.53125" calcext:value-type="float">
            <text:p>22.53125</text:p>
          </table:table-cell>
          <table:table-cell table:formula="of:=(SUM([.B186];[.D186];[.F186];[.H186])/SUM([.C186];[.E186];[.G186];[.I186]))*100" office:value-type="float" office:value="4.43828016643551" calcext:value-type="float">
            <text:p>4.43828016643551</text:p>
          </table:table-cell>
          <table:table-cell/>
          <table:table-cell table:formula="of:=[.K186]/[.L18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7];[.D187];[.F187];[.H187])/SUM([.C187];[.E187];[.G187];[.I187]))" office:value-type="float" office:value="36.05" calcext:value-type="float">
            <text:p>36.05</text:p>
          </table:table-cell>
          <table:table-cell table:formula="of:=(SUM([.B187];[.D187];[.F187];[.H187])/SUM([.C187];[.E187];[.G187];[.I187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87]/[.L187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8];[.D188];[.F188];[.H188])/SUM([.C188];[.E188];[.G188];[.I188]))" office:value-type="float" office:value="81.622641509434" calcext:value-type="float">
            <text:p>81.622641509434</text:p>
          </table:table-cell>
          <table:table-cell table:formula="of:=(SUM([.B188];[.D188];[.F188];[.H188])/SUM([.C188];[.E188];[.G188];[.I188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88]/[.L188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9];[.D189];[.F189];[.H189])/SUM([.C189];[.E189];[.G189];[.I189]))" office:value-type="float" office:value="72.1" calcext:value-type="float">
            <text:p>72.1</text:p>
          </table:table-cell>
          <table:table-cell table:formula="of:=(SUM([.B189];[.D189];[.F189];[.H189])/SUM([.C189];[.E189];[.G189];[.I189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89]/[.L189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0];[.D190];[.F190];[.H190])/SUM([.C190];[.E190];[.G190];[.I190]))" office:value-type="float" office:value="96.1333333333333" calcext:value-type="float">
            <text:p>96.1333333333333</text:p>
          </table:table-cell>
          <table:table-cell table:formula="of:=(SUM([.B190];[.D190];[.F190];[.H190])/SUM([.C190];[.E190];[.G190];[.I190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90]/[.L190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1];[.D191];[.F191];[.H191])/SUM([.C191];[.E191];[.G191];[.I191]))" office:value-type="float" office:value="17.8760330578512" calcext:value-type="float">
            <text:p>17.8760330578512</text:p>
          </table:table-cell>
          <table:table-cell table:formula="of:=(SUM([.B191];[.D191];[.F191];[.H191])/SUM([.C191];[.E191];[.G191];[.I191]))*100" office:value-type="float" office:value="5.59408229311142" calcext:value-type="float">
            <text:p>5.59408229311142</text:p>
          </table:table-cell>
          <table:table-cell/>
          <table:table-cell table:formula="of:=[.K191]/[.L1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184:.K190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6];[.D196];[.F196];[.H196])/SUM([.C196];[.E196];[.G196];[.I196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97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7];[.D197];[.F197];[.H197])/SUM([.C197];[.E197];[.G197];[.I197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8];[.D198];[.F198];[.H198])/SUM([.C198];[.E198];[.G198];[.I198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9];[.D199];[.F199];[.H199])/SUM([.C199];[.E199];[.G199];[.I199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0];[.D200];[.F200];[.H200])/SUM([.C200];[.E200];[.G200];[.I200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01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1];[.D201];[.F201];[.H201])/SUM([.C201];[.E201];[.G201];[.I201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02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2];[.D202];[.F202];[.H202])/SUM([.C202];[.E202];[.G202];[.I202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03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03];[.D203];[.F203];[.H203])/SUM([.C203];[.E203];[.G203];[.I203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12];[.D212];[.F212];[.H212])/SUM([.C212];[.E212];[.G212];[.I212]))" office:value-type="float" office:value="5.72944297082228" calcext:value-type="float">
            <text:p>5.72944297082228</text:p>
          </table:table-cell>
          <table:table-cell table:formula="of:=(SUM([.B212];[.D212];[.F212];[.H212])/SUM([.C212];[.E212];[.G212];[.I212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13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3];[.D213];[.F213];[.H213])/SUM([.C213];[.E213];[.G213];[.I213]))" office:value-type="float" office:value="7.04020842667729" calcext:value-type="float">
            <text:p>7.04020842667729</text:p>
          </table:table-cell>
          <table:table-cell table:formula="of:=(SUM([.B213];[.D213];[.F213];[.H213])/SUM([.C213];[.E213];[.G213];[.I213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14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4];[.D214];[.F214];[.H214])/SUM([.C214];[.E214];[.G214];[.I214]))" office:value-type="float" office:value="44.7120198134584" calcext:value-type="float">
            <text:p>44.7120198134584</text:p>
          </table:table-cell>
          <table:table-cell table:formula="of:=(SUM([.B214];[.D214];[.F214];[.H214])/SUM([.C214];[.E214];[.G214];[.I214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5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5];[.D215];[.F215];[.H215])/SUM([.C215];[.E215];[.G215];[.I215]))" office:value-type="float" office:value="35.0080970407121" calcext:value-type="float">
            <text:p>35.0080970407121</text:p>
          </table:table-cell>
          <table:table-cell table:formula="of:=(SUM([.B215];[.D215];[.F215];[.H215])/SUM([.C215];[.E215];[.G215];[.I215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16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6];[.D216];[.F216];[.H216])/SUM([.C216];[.E216];[.G216];[.I216]))" office:value-type="float" office:value="109.150785023766" calcext:value-type="float">
            <text:p>109.150785023766</text:p>
          </table:table-cell>
          <table:table-cell table:formula="of:=(SUM([.B216];[.D216];[.F216];[.H216])/SUM([.C216];[.E216];[.G216];[.I216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17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7];[.D217];[.F217];[.H217])/SUM([.C217];[.E217];[.G217];[.I217]))" office:value-type="float" office:value="81.8576920665088" calcext:value-type="float">
            <text:p>81.8576920665088</text:p>
          </table:table-cell>
          <table:table-cell table:formula="of:=(SUM([.B217];[.D217];[.F217];[.H217])/SUM([.C217];[.E217];[.G217];[.I217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18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8];[.D218];[.F218];[.H218])/SUM([.C218];[.E218];[.G218];[.I218]))" office:value-type="float" office:value="107.55005165191" calcext:value-type="float">
            <text:p>107.55005165191</text:p>
          </table:table-cell>
          <table:table-cell table:formula="of:=(SUM([.B218];[.D218];[.F218];[.H218])/SUM([.C218];[.E218];[.G218];[.I218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12:.K218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5];[.D225];[.F225];[.H225])/SUM([.C225];[.E225];[.G225];[.I225]))" office:value-type="float" office:value="56.0454545454545" calcext:value-type="float">
            <text:p>56.0454545454545</text:p>
          </table:table-cell>
          <table:table-cell table:formula="of:=(SUM([.B225];[.D225];[.F225];[.H225])/SUM([.C225];[.E225];[.G225];[.I225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25]/[.L225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6];[.D226];[.F226];[.H226])/SUM([.C226];[.E226];[.G226];[.I226]))" office:value-type="float" office:value="62.9756097560976" calcext:value-type="float">
            <text:p>62.9756097560976</text:p>
          </table:table-cell>
          <table:table-cell table:formula="of:=(SUM([.B226];[.D226];[.F226];[.H226])/SUM([.C226];[.E226];[.G226];[.I226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26]/[.L226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7];[.D227];[.F227];[.H227])/SUM([.C227];[.E227];[.G227];[.I227]))" office:value-type="float" office:value="78.2424242424243" calcext:value-type="float">
            <text:p>78.2424242424243</text:p>
          </table:table-cell>
          <table:table-cell table:formula="of:=(SUM([.B227];[.D227];[.F227];[.H227])/SUM([.C227];[.E227];[.G227];[.I227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27]/[.L227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8];[.D228];[.F228];[.H228])/SUM([.C228];[.E228];[.G228];[.I228]))" office:value-type="float" office:value="47.7142857142857" calcext:value-type="float">
            <text:p>47.7142857142857</text:p>
          </table:table-cell>
          <table:table-cell table:formula="of:=(SUM([.B228];[.D228];[.F228];[.H228])/SUM([.C228];[.E228];[.G228];[.I228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28]/[.L228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9];[.D229];[.F229];[.H229])/SUM([.C229];[.E229];[.G229];[.I229]))" office:value-type="float" office:value="76.1818181818182" calcext:value-type="float">
            <text:p>76.1818181818182</text:p>
          </table:table-cell>
          <table:table-cell table:formula="of:=(SUM([.B229];[.D229];[.F229];[.H229])/SUM([.C229];[.E229];[.G229];[.I229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29]/[.L229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0];[.D230];[.F230];[.H230])/SUM([.C230];[.E230];[.G230];[.I230]))" office:value-type="float" office:value="6.60358056265985" calcext:value-type="float">
            <text:p>6.60358056265985</text:p>
          </table:table-cell>
          <table:table-cell table:formula="of:=(SUM([.B230];[.D230];[.F230];[.H230])/SUM([.C230];[.E230];[.G230];[.I230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30]/[.L230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1];[.D231];[.F231];[.H231])/SUM([.C231];[.E231];[.G231];[.I231]))" office:value-type="float" office:value="4.52892561983471" calcext:value-type="float">
            <text:p>4.52892561983471</text:p>
          </table:table-cell>
          <table:table-cell table:formula="of:=(SUM([.B231];[.D231];[.F231];[.H231])/SUM([.C231];[.E231];[.G231];[.I231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31]/[.L231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2];[.D232];[.F232];[.H232])/SUM([.C232];[.E232];[.G232];[.I232]))" office:value-type="float" office:value="9.15027829313544" calcext:value-type="float">
            <text:p>9.15027829313544</text:p>
          </table:table-cell>
          <table:table-cell table:formula="of:=(SUM([.B232];[.D232];[.F232];[.H232])/SUM([.C232];[.E232];[.G232];[.I232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32]/[.L232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33];[.D233];[.F233];[.H233])/SUM([.C233];[.E233];[.G233];[.I233]))" office:value-type="float" office:value="30.3636363636364" calcext:value-type="float">
            <text:p>30.3636363636364</text:p>
          </table:table-cell>
          <table:table-cell table:formula="of:=(SUM([.B233];[.D233];[.F233];[.H233])/SUM([.C233];[.E233];[.G233];[.I233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33]/[.L233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3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8];[.D238];[.F238];[.H238])/SUM([.C238];[.E238];[.G238];[.I238]))" office:value-type="float" office:value="111.111111111111" calcext:value-type="float">
            <text:p>111.111111111111</text:p>
          </table:table-cell>
          <table:table-cell table:formula="of:=(SUM([.B238];[.D238];[.F238];[.H238])/SUM([.C238];[.E238];[.G238];[.I238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38]/[.L238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3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9];[.D239];[.F239];[.H239])/SUM([.C239];[.E239];[.G239];[.I239]))" office:value-type="float" office:value="69.4444444444444" calcext:value-type="float">
            <text:p>69.4444444444444</text:p>
          </table:table-cell>
          <table:table-cell table:formula="of:=(SUM([.B239];[.D239];[.F239];[.H239])/SUM([.C239];[.E239];[.G239];[.I239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39]/[.L239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0];[.D240];[.F240];[.H240])/SUM([.C240];[.E240];[.G240];[.I240]))" office:value-type="float" office:value="31.3846153846154" calcext:value-type="float">
            <text:p>31.3846153846154</text:p>
          </table:table-cell>
          <table:table-cell table:formula="of:=(SUM([.B240];[.D240];[.F240];[.H240])/SUM([.C240];[.E240];[.G240];[.I240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40]/[.L240]" office:value-type="float" office:value="0.187427912341407" calcext:value-type="float">
            <text:p>0.187427912341407</text:p>
          </table:table-cell>
          <table:table-cell table:formula="of:=([.K240]-([.M241]*([.L240]-4)))/4" office:value-type="float" office:value="0.16226397966594" calcext:value-type="float">
            <text:p>0.16226397966594</text:p>
          </table:table-cell>
          <table:table-cell table:style-name="ce23" table:formula="of:=1/(4*[.N240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1];[.D241];[.F241];[.H241])/SUM([.C241];[.E241];[.G241];[.I241]))" office:value-type="float" office:value="85.3953488372093" calcext:value-type="float">
            <text:p>85.3953488372093</text:p>
          </table:table-cell>
          <table:table-cell table:formula="of:=(SUM([.B241];[.D241];[.F241];[.H241])/SUM([.C241];[.E241];[.G241];[.I241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41]/[.L241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4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42];[.D242];[.F242];[.H242])/SUM([.C242];[.E242];[.G242];[.I242]))" office:value-type="float" office:value="8.28006904735545" calcext:value-type="float">
            <text:p>8.28006904735545</text:p>
          </table:table-cell>
          <table:table-cell table:formula="of:=(SUM([.B242];[.D242];[.F242];[.H242])/SUM([.C242];[.E242];[.G242];[.I242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42]/[.L242]" office:value-type="float" office:value="0.710423174919685" calcext:value-type="float">
            <text:p>0.710423174919685</text:p>
          </table:table-cell>
          <table:table-cell table:formula="of:=1/([.M241]*([.L240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3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3];[.D253];[.F253];[.H253])/SUM([.C253];[.E253];[.G253];[.I253]))" office:value-type="float" office:value="31.8471337579618" calcext:value-type="float">
            <text:p>31.8471337579618</text:p>
          </table:table-cell>
          <table:table-cell table:formula="of:=(SUM([.B253];[.D253];[.F253];[.H253])/SUM([.C253];[.E253];[.G253];[.I253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53]/[.L253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4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4];[.D254];[.F254];[.H254])/SUM([.C254];[.E254];[.G254];[.I254]))" office:value-type="float" office:value="79.3650793650794" calcext:value-type="float">
            <text:p>79.3650793650794</text:p>
          </table:table-cell>
          <table:table-cell table:formula="of:=(SUM([.B254];[.D254];[.F254];[.H254])/SUM([.C254];[.E254];[.G254];[.I254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54]/[.L254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0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0];[.D260];[.F260];[.H260])/SUM([.C260];[.E260];[.G260];[.I260]))" office:value-type="float" office:value="47.8468899521531" calcext:value-type="float">
            <text:p>47.8468899521531</text:p>
          </table:table-cell>
          <table:table-cell table:formula="of:=(SUM([.B260];[.D260];[.F260];[.H260])/SUM([.C260];[.E260];[.G260];[.I260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60]/[.L260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1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1];[.D261];[.F261];[.H261])/SUM([.C261];[.E261];[.G261];[.I261]))" office:value-type="float" office:value="59.1715976331361" calcext:value-type="float">
            <text:p>59.1715976331361</text:p>
          </table:table-cell>
          <table:table-cell table:formula="of:=(SUM([.B261];[.D261];[.F261];[.H261])/SUM([.C261];[.E261];[.G261];[.I261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61]/[.L261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5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5];[.D265];[.F265];[.H265])/SUM([.C265];[.E265];[.G265];[.I265]))" office:value-type="float" office:value="43.6681222707424" calcext:value-type="float">
            <text:p>43.6681222707424</text:p>
          </table:table-cell>
          <table:table-cell table:formula="of:=(SUM([.B265];[.D265];[.F265];[.H265])/SUM([.C265];[.E265];[.G265];[.I265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65]/[.L265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6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6];[.D266];[.F266];[.H266])/SUM([.C266];[.E266];[.G266];[.I266]))" office:value-type="float" office:value="78.740157480315" calcext:value-type="float">
            <text:p>78.740157480315</text:p>
          </table:table-cell>
          <table:table-cell table:formula="of:=(SUM([.B266];[.D266];[.F266];[.H266])/SUM([.C266];[.E266];[.G266];[.I266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66]/[.L266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0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0];[.D270];[.F270];[.H270])/SUM([.C270];[.E270];[.G270];[.I270]))" office:value-type="float" office:value="42.9184549356223" calcext:value-type="float">
            <text:p>42.9184549356223</text:p>
          </table:table-cell>
          <table:table-cell table:formula="of:=(SUM([.B270];[.D270];[.F270];[.H270])/SUM([.C270];[.E270];[.G270];[.I270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70]/[.L270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1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1];[.D271];[.F271];[.H271])/SUM([.C271];[.E271];[.G271];[.I271]))" office:value-type="float" office:value="50.761421319797" calcext:value-type="float">
            <text:p>50.761421319797</text:p>
          </table:table-cell>
          <table:table-cell table:formula="of:=(SUM([.B271];[.D271];[.F271];[.H271])/SUM([.C271];[.E271];[.G271];[.I271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71]/[.L271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5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5];[.D275];[.F275];[.H275])/SUM([.C275];[.E275];[.G275];[.I275]))" office:value-type="float" office:value="30.5810397553517" calcext:value-type="float">
            <text:p>30.5810397553517</text:p>
          </table:table-cell>
          <table:table-cell table:formula="of:=(SUM([.B275];[.D275];[.F275];[.H275])/SUM([.C275];[.E275];[.G275];[.I275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75]/[.L275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6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6];[.D276];[.F276];[.H276])/SUM([.C276];[.E276];[.G276];[.I276]))" office:value-type="float" office:value="84.7457627118644" calcext:value-type="float">
            <text:p>84.7457627118644</text:p>
          </table:table-cell>
          <table:table-cell table:formula="of:=(SUM([.B276];[.D276];[.F276];[.H276])/SUM([.C276];[.E276];[.G276];[.I276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76]/[.L276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0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0];[.D280];[.F280];[.H280])/SUM([.C280];[.E280];[.G280];[.I280]))" office:value-type="float" office:value="35.7142857142857" calcext:value-type="float">
            <text:p>35.7142857142857</text:p>
          </table:table-cell>
          <table:table-cell table:formula="of:=(SUM([.B280];[.D280];[.F280];[.H280])/SUM([.C280];[.E280];[.G280];[.I280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80]/[.L280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1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1];[.D281];[.F281];[.H281])/SUM([.C281];[.E281];[.G281];[.I281]))" office:value-type="float" office:value="85.4700854700855" calcext:value-type="float">
            <text:p>85.4700854700855</text:p>
          </table:table-cell>
          <table:table-cell table:formula="of:=(SUM([.B281];[.D281];[.F281];[.H281])/SUM([.C281];[.E281];[.G281];[.I281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81]/[.L281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5];[.D285];[.F285];[.H285])/SUM([.C285];[.E285];[.G285];[.I285]))" office:value-type="float" office:value="37.2222222222222" calcext:value-type="float">
            <text:p>37.2222222222222</text:p>
          </table:table-cell>
          <table:table-cell table:formula="of:=(SUM([.B285];[.D285];[.F285];[.H285])/SUM([.C285];[.E285];[.G285];[.I285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85]/[.L285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6];[.D286];[.F286];[.H286])/SUM([.C286];[.E286];[.G286];[.I286]))" office:value-type="float" office:value="80.4" calcext:value-type="float">
            <text:p>80.4</text:p>
          </table:table-cell>
          <table:table-cell table:formula="of:=(SUM([.B286];[.D286];[.F286];[.H286])/SUM([.C286];[.E286];[.G286];[.I286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86]/[.L286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87];[.D287];[.F287];[.H287])/SUM([.C287];[.E287];[.G287];[.I287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0];[.D290];[.F290];[.H290])/SUM([.C290];[.E290];[.G290];[.I290]))" office:value-type="float" office:value="34.8" calcext:value-type="float">
            <text:p>34.8</text:p>
          </table:table-cell>
          <table:table-cell table:formula="of:=(SUM([.B290];[.D290];[.F290];[.H290])/SUM([.C290];[.E290];[.G290];[.I290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90]/[.L29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1];[.D291];[.F291];[.H291])/SUM([.C291];[.E291];[.G291];[.I291]))" office:value-type="float" office:value="139.2" calcext:value-type="float">
            <text:p>139.2</text:p>
          </table:table-cell>
          <table:table-cell table:formula="of:=(SUM([.B291];[.D291];[.F291];[.H291])/SUM([.C291];[.E291];[.G291];[.I291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91]/[.L29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92];[.D292];[.F292];[.H292])/SUM([.C292];[.E292];[.G292];[.I292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97]+[.B298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97]+[.D298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5];[.D295];[.F295];[.H295])/SUM([.C295];[.E295];[.G295];[.I295]))" office:value-type="float" office:value="23.8064447866825" calcext:value-type="float">
            <text:p>23.8064447866825</text:p>
          </table:table-cell>
          <table:table-cell table:formula="of:=(SUM([.B295];[.D295];[.F295];[.H295])/SUM([.C295];[.E295];[.G295];[.I295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95]/[.L295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96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6];[.D296];[.F296];[.H296])/SUM([.C296];[.E296];[.G296];[.I296]))" office:value-type="float" office:value="121.145045018097" calcext:value-type="float">
            <text:p>121.145045018097</text:p>
          </table:table-cell>
          <table:table-cell table:formula="of:=(SUM([.B296];[.D296];[.F296];[.H296])/SUM([.C296];[.E296];[.G296];[.I296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296]/[.L296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7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7];[.D297];[.F297];[.H297])/SUM([.C297];[.E297];[.G297];[.I297]))" office:value-type="float" office:value="35.5319260935937" calcext:value-type="float">
            <text:p>35.5319260935937</text:p>
          </table:table-cell>
          <table:table-cell table:formula="of:=(SUM([.B297];[.D297];[.F297];[.H297])/SUM([.C297];[.E297];[.G297];[.I297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297]/[.L297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8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8];[.D298];[.F298];[.H298])/SUM([.C298];[.E298];[.G298];[.I298]))" office:value-type="float" office:value="72.1410758817243" calcext:value-type="float">
            <text:p>72.1410758817243</text:p>
          </table:table-cell>
          <table:table-cell table:formula="of:=(SUM([.B298];[.D298];[.F298];[.H298])/SUM([.C298];[.E298];[.G298];[.I298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298]/[.L298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99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9];[.D299];[.F299];[.H299])/SUM([.C299];[.E299];[.G299];[.I299]))" office:value-type="float" office:value="8.97278255956931" calcext:value-type="float">
            <text:p>8.97278255956931</text:p>
          </table:table-cell>
          <table:table-cell table:formula="of:=(SUM([.B299];[.D299];[.F299];[.H299])/SUM([.C299];[.E299];[.G299];[.I299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299]/[.L299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00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0];[.D300];[.F300];[.H300])/SUM([.C300];[.E300];[.G300];[.I300]))" office:value-type="float" office:value="69.1161663566394" calcext:value-type="float">
            <text:p>69.1161663566394</text:p>
          </table:table-cell>
          <table:table-cell table:formula="of:=(SUM([.B300];[.D300];[.F300];[.H300])/SUM([.C300];[.E300];[.G300];[.I300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00]/[.L300]" office:value-type="float" office:value="0.180854938271605" calcext:value-type="float">
            <text:p>0.180854938271605</text:p>
          </table:table-cell>
          <table:table-cell/>
          <table:table-cell table:style-name="ce23" table:formula="of:=SUM([.O303:.O361])" office:value-type="float" office:value="22" calcext:value-type="float">
            <text:p>22</text:p>
          </table:table-cell>
          <table:table-cell table:style-name="ce23" table:formula="of:=1/([.O300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1];[.D301];[.F301];[.H301])/SUM([.C301];[.E301];[.G301];[.I301]))" office:value-type="float" office:value="6.27906976744186" calcext:value-type="float">
            <text:p>6.27906976744186</text:p>
          </table:table-cell>
          <table:table-cell table:formula="of:=(SUM([.B301];[.D301];[.F301];[.H301])/SUM([.C301];[.E301];[.G301];[.I301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96:.K301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2:.K315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2];[.D312];[.F312];[.H312])/SUM([.C312];[.E312];[.G312];[.I312]))" office:value-type="float" office:value="14.4597701149425" calcext:value-type="float">
            <text:p>14.4597701149425</text:p>
          </table:table-cell>
          <table:table-cell table:formula="of:=(SUM([.B312];[.D312];[.F312];[.H312])/SUM([.C312];[.E312];[.G312];[.I312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13];[.D313];[.F313];[.H313])/SUM([.C313];[.E313];[.G313];[.I313]))" office:value-type="float" office:value="4.95609756097561" calcext:value-type="float">
            <text:p>4.95609756097561</text:p>
          </table:table-cell>
          <table:table-cell table:formula="of:=(SUM([.B313];[.D313];[.F313];[.H313])/SUM([.C313];[.E313];[.G313];[.I313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4];[.D314];[.F314];[.H314])/SUM([.C314];[.E314];[.G314];[.I314]))" office:value-type="float" office:value="132.421052631579" calcext:value-type="float">
            <text:p>132.421052631579</text:p>
          </table:table-cell>
          <table:table-cell table:formula="of:=(SUM([.B314];[.D314];[.F314];[.H314])/SUM([.C314];[.E314];[.G314];[.I314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5];[.D315];[.F315];[.H315])/SUM([.C315];[.E315];[.G315];[.I315]))" office:value-type="float" office:value="17.7183098591549" calcext:value-type="float">
            <text:p>17.7183098591549</text:p>
          </table:table-cell>
          <table:table-cell table:formula="of:=(SUM([.B315];[.D315];[.F315];[.H315])/SUM([.C315];[.E315];[.G315];[.I315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6];[.D316];[.F316];[.H316])/SUM([.C316];[.E316];[.G316];[.I316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16];[.D316];[.F316];[.H316])/(SUM([.C316];[.E316];[.G316];[.I316])*(1-([.K311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1:.K324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1];[.D321];[.F321];[.H321])/SUM([.C321];[.E321];[.G321];[.I321]))" office:value-type="float" office:value="7.65957446808511" calcext:value-type="float">
            <text:p>7.65957446808511</text:p>
          </table:table-cell>
          <table:table-cell table:formula="of:=(SUM([.B321];[.D321];[.F321];[.H321])/SUM([.C321];[.E321];[.G321];[.I321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2];[.D322];[.F322];[.H322])/SUM([.C322];[.E322];[.G322];[.I322]))" office:value-type="float" office:value="7.12871287128713" calcext:value-type="float">
            <text:p>7.12871287128713</text:p>
          </table:table-cell>
          <table:table-cell table:formula="of:=(SUM([.B322];[.D322];[.F322];[.H322])/SUM([.C322];[.E322];[.G322];[.I322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3];[.D323];[.F323];[.H323])/SUM([.C323];[.E323];[.G323];[.I323]))" office:value-type="float" office:value="102.857142857143" calcext:value-type="float">
            <text:p>102.857142857143</text:p>
          </table:table-cell>
          <table:table-cell table:formula="of:=(SUM([.B323];[.D323];[.F323];[.H323])/SUM([.C323];[.E323];[.G323];[.I323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4];[.D324];[.F324];[.H324])/SUM([.C324];[.E324];[.G324];[.I324]))" office:value-type="float" office:value="18" calcext:value-type="float">
            <text:p>18</text:p>
          </table:table-cell>
          <table:table-cell table:formula="of:=(SUM([.B324];[.D324];[.F324];[.H324])/SUM([.C324];[.E324];[.G324];[.I324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5];[.D325];[.F325];[.H325])/SUM([.C325];[.E325];[.G325];[.I325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25];[.D325];[.F325];[.H325])/(SUM([.C325];[.E325];[.G325];[.I325])*(1-([.K320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0:.K33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0];[.D330];[.F330];[.H330])/SUM([.C330];[.E330];[.G330];[.I330]))" office:value-type="float" office:value="10.5263157894737" calcext:value-type="float">
            <text:p>10.5263157894737</text:p>
          </table:table-cell>
          <table:table-cell table:formula="of:=(SUM([.B330];[.D330];[.F330];[.H330])/SUM([.C330];[.E330];[.G330];[.I330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31];[.D331];[.F331];[.H331])/SUM([.C331];[.E331];[.G331];[.I331]))" office:value-type="string" office:string-value="" calcext:value-type="error">
            <text:p>#DIV/0!</text:p>
          </table:table-cell>
          <table:table-cell table:formula="of:=(SUM([.B331];[.D331];[.F331];[.H331])/SUM([.C331];[.E331];[.G331];[.I33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2];[.D332];[.F332];[.H332])/SUM([.C332];[.E332];[.G332];[.I332]))" office:value-type="float" office:value="166.666666666667" calcext:value-type="float">
            <text:p>166.666666666667</text:p>
          </table:table-cell>
          <table:table-cell table:formula="of:=(SUM([.B332];[.D332];[.F332];[.H332])/SUM([.C332];[.E332];[.G332];[.I332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3];[.D333];[.F333];[.H333])/SUM([.C333];[.E333];[.G333];[.I333]))" office:value-type="float" office:value="20.4081632653061" calcext:value-type="float">
            <text:p>20.4081632653061</text:p>
          </table:table-cell>
          <table:table-cell table:formula="of:=(SUM([.B333];[.D333];[.F333];[.H333])/SUM([.C333];[.E333];[.G333];[.I333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34];[.D334];[.F334];[.H334])/(SUM([.C334];[.E334];[.G334];[.I334])*(1-([.K32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9:.K34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39];[.D339];[.F339];[.H339])/SUM([.C339];[.E339];[.G339];[.I339]))" office:value-type="float" office:value="11.1111111111111" calcext:value-type="float">
            <text:p>11.1111111111111</text:p>
          </table:table-cell>
          <table:table-cell table:formula="of:=(SUM([.B339];[.D339];[.F339];[.H339])/SUM([.C339];[.E339];[.G339];[.I339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40];[.D340];[.F340];[.H340])/SUM([.C340];[.E340];[.G340];[.I340]))" office:value-type="string" office:string-value="" calcext:value-type="error">
            <text:p>#DIV/0!</text:p>
          </table:table-cell>
          <table:table-cell table:formula="of:=(SUM([.B340];[.D340];[.F340];[.H340])/SUM([.C340];[.E340];[.G340];[.I34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1];[.D341];[.F341];[.H341])/SUM([.C341];[.E341];[.G341];[.I341]))" office:value-type="float" office:value="136.363636363636" calcext:value-type="float">
            <text:p>136.363636363636</text:p>
          </table:table-cell>
          <table:table-cell table:formula="of:=(SUM([.B341];[.D341];[.F341];[.H341])/SUM([.C341];[.E341];[.G341];[.I341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2];[.D342];[.F342];[.H342])/SUM([.C342];[.E342];[.G342];[.I342]))" office:value-type="float" office:value="18.5185185185185" calcext:value-type="float">
            <text:p>18.5185185185185</text:p>
          </table:table-cell>
          <table:table-cell table:formula="of:=(SUM([.B342];[.D342];[.F342];[.H342])/SUM([.C342];[.E342];[.G342];[.I342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3];[.D343];[.F343];[.H343])/SUM([.C343];[.E343];[.G343];[.I343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43];[.D343];[.F343];[.H343])/(SUM([.C343];[.E343];[.G343];[.I343])*(1-([.K33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8:.K351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8];[.D348];[.F348];[.H348])/SUM([.C348];[.E348];[.G348];[.I348]))" office:value-type="float" office:value="8.84955752212389" calcext:value-type="float">
            <text:p>8.84955752212389</text:p>
          </table:table-cell>
          <table:table-cell table:formula="of:=(SUM([.B348];[.D348];[.F348];[.H348])/SUM([.C348];[.E348];[.G348];[.I348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9];[.D349];[.F349];[.H349])/SUM([.C349];[.E349];[.G349];[.I349]))" office:value-type="string" office:string-value="" calcext:value-type="error">
            <text:p>#DIV/0!</text:p>
          </table:table-cell>
          <table:table-cell table:formula="of:=(SUM([.B349];[.D349];[.F349];[.H349])/SUM([.C349];[.E349];[.G349];[.I349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0];[.D350];[.F350];[.H350])/SUM([.C350];[.E350];[.G350];[.I350]))" office:value-type="float" office:value="111.111111111111" calcext:value-type="float">
            <text:p>111.111111111111</text:p>
          </table:table-cell>
          <table:table-cell table:formula="of:=(SUM([.B350];[.D350];[.F350];[.H350])/SUM([.C350];[.E350];[.G350];[.I350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1];[.D351];[.F351];[.H351])/SUM([.C351];[.E351];[.G351];[.I351]))" office:value-type="float" office:value="18.8679245283019" calcext:value-type="float">
            <text:p>18.8679245283019</text:p>
          </table:table-cell>
          <table:table-cell table:formula="of:=(SUM([.B351];[.D351];[.F351];[.H351])/SUM([.C351];[.E351];[.G351];[.I351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86:'misc data collection'.K1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9:47:02.3659341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7-04T19:33:29.125595444</dc:date>
    <meta:editing-duration>P11DT23H20M34S</meta:editing-duration>
    <meta:editing-cycles>75</meta:editing-cycles>
    <meta:generator>LibreOffice/7.2.6.2$Linux_X86_64 LibreOffice_project/20$Build-2</meta:generator>
    <meta:document-statistic meta:table-count="10" meta:cell-count="7134" meta:object-count="0"/>
    <meta:user-defined meta:name="sheets-banding"/>
    <meta:user-defined meta:name="sheets-original-selection"/>
  </office:meta>
</office:document-meta>
</file>